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ashed #000000" fo:border-bottom="none" fo:border-left="thin dashed #000000" fo:border-right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dashed #000000" fo:border-bottom="thin dashed #000000" fo:border-left="thin solid #000000" fo:border-right="thin dashed #000000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dashe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dashe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dashed #000000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dashed #000000" fo:border-bottom="thin dashed #000000" fo:border-left="none" fo:border-right="thin dashed #000000"/>
    </style:style>
    <style:style style:name="ce11" style:family="table-cell" style:parent-style-name="Default" style:data-style-name="N0">
      <style:table-cell-properties fo:border-top="thin dashed #000000" fo:border-bottom="thin dashed #000000" fo:border-left="thin dashed #000000" fo:border-right="none"/>
    </style:style>
    <style:style style:name="ce12" style:family="table-cell" style:parent-style-name="Default" style:data-style-name="N0">
      <style:table-cell-properties fo:border-top="thin dashed #000000" fo:border-bottom="thin dashed #000000" fo:border-left="thin solid #000000" fo:border-right="thin dashe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background-color="#FF6565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dashed #000000"/>
    </style:style>
    <style:style style:name="ce15" style:family="table-cell" style:parent-style-name="Default" style:data-style-name="N0">
      <style:table-cell-properties fo:border-top="thin dashed #000000" fo:border-bottom="thin dashed #000000" fo:border-left="thin dashed #000000" fo:border-right="thin solid #000000"/>
    </style:style>
    <style:style style:name="ce16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wrap-option="wrap"/>
    </style:style>
    <style:style style:name="ce18" style:family="table-cell" style:parent-style-name="Default" style:data-style-name="N0">
      <style:table-cell-properties fo:border="thin dashed #000000" fo:background-color="transparent"/>
    </style:style>
    <style:style style:name="ce19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dashed #000000" style:vertical-align="automatic" fo:background-color="#FF6565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dashe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dashed #000000" fo:border-left="thin solid #000000" fo:border-right="thin dashed #000000" style:vertical-align="automatic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706cm"/>
    </style:style>
    <style:style style:name="ce28" style:family="table-cell" style:parent-style-name="Hivatkoz_225_s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29" style:family="table-cell" style:parent-style-name="Hivatkoz_225_s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706cm"/>
      <style:text-properties fo:color="#000000" style:text-underline-style="none" style:text-underline-type="none"/>
    </style:style>
    <style:style style:name="ce30" style:family="table-cell" style:parent-style-name="Hivatkoz_225_s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1" style:family="table-cell" style:parent-style-name="Hivatkoz_225_s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text-underline-style="none" style:text-underline-type="none"/>
    </style:style>
    <style:style style:name="ce32" style:family="table-cell" style:parent-style-name="Default" style:data-style-name="N0">
      <style:table-cell-properties fo:border="thin solid #000000" style:vertical-align="automatic" fo:background-color="#FF6565" style:repeat-content="false"/>
      <style:paragraph-properties fo:text-align="start" fo:margin-left="0cm"/>
    </style:style>
    <style:style style:name="ce33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4" style:family="table-cell" style:parent-style-name="Hyperlink" style:data-style-name="N0">
      <style:table-cell-properties fo:border-top="thin solid #000000" fo:border-bottom="thin dashed #000000" fo:border-left="thin dashed #000000" fo:border-right="thin dashed #000000"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35" style:family="table-cell" style:parent-style-name="Hyperlink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6" style:family="table-cell" style:parent-style-name="Hyperlink" style:data-style-name="N0">
      <style:table-cell-properties fo:border-top="thin solid #000000" fo:border-bottom="thin dashed #000000" fo:border-left="thin solid #000000" fo:border-right="thin dashed #000000" style:vertical-align="automatic" fo:wrap-option="wrap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37" style:family="table-cell" style:parent-style-name="Hyperlink" style:data-style-name="N0">
      <style:table-cell-properties fo:border-top="thin solid #000000" fo:border-bottom="thin dashe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8pt" style:font-size-asian="28pt" style:font-size-complex="2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0.952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co9" style:family="table-column">
      <style:table-column-properties fo:break-before="auto" style:column-width="3.65125cm" style:use-optimal-column-width="true"/>
    </style:style>
    <style:style style:name="co10" style:family="table-column">
      <style:table-column-properties fo:break-before="auto" style:column-width="12.461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3.414375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kylake_50654_Dual512Port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2"/>
        <table:table-column table:style-name="co5" table:default-cell-style-name="ce4"/>
        <table:table-column table:style-name="co6" table:default-cell-style-name="ce10"/>
        <table:table-column table:style-name="co7" table:default-cell-style-name="ce14"/>
        <table:table-column table:style-name="co8" table:default-cell-style-name="ce7"/>
        <table:table-column table:style-name="co9" table:default-cell-style-name="ce14"/>
        <table:table-column table:style-name="co10" table:default-cell-style-name="ce15"/>
        <table:table-column table:style-name="co11" table:number-columns-repeated="16374" table:default-cell-style-name="ce1"/>
        <table:table-row table:style-name="ro1">
          <table:table-cell table:style-name="ce2"/>
          <table:table-cell office:value-type="string" table:number-columns-spanned="9" table:number-rows-spanned="4" table:style-name="ce22">
            <text:p><text:span text:style-name="T1">Intel Skylake-X<text:s/></text:span><text:span text:style-name="T2"/></text:p>
            <text:p><text:span text:style-name="T2">(CPUID 5065x, dual 512b ported) Instruction Latency, Throughput and Port assignment v1.01</text:span>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2"/>
          <table:covered-table-cell/>
          <table:covered-table-cell table:number-columns-repeated="8"/>
          <table:table-cell table:number-columns-repeated="16374"/>
        </table:table-row>
        <table:table-row table:number-rows-repeated="2" table:style-name="ro1">
          <table:table-cell table:style-name="ce2"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23">
            <text:p>InstLat</text:p>
            <text:p>Index</text:p>
          </table:table-cell>
          <table:table-cell office:value-type="string" table:number-columns-spanned="1" table:number-rows-spanned="2" table:style-name="ce24">
            <text:p>AVX512<text:s/></text:p>
            <text:p>level</text:p>
          </table:table-cell>
          <table:table-cell office:value-type="string" table:number-columns-spanned="1" table:number-rows-spanned="2" table:style-name="ce25">
            <text:p>Instruction</text:p>
          </table:table-cell>
          <table:table-cell office:value-type="string" table:number-columns-spanned="2" table:number-rows-spanned="1" table:style-name="ce37">
            <text:p><text:a xlink:href="https://github.com/InstLatx64/InstLatx64/blob/master/GenuineIntel0050654_SkylakeX_InstLatX64.txt">AIDA64 InstLat</text:a></text:p>
          </table:table-cell>
          <table:covered-table-cell/>
          <table:table-cell office:value-type="string" table:number-columns-spanned="2" table:number-rows-spanned="1" table:style-name="ce36">
            <text:p><text:a xlink:href="https://software.intel.com/sites/default/files/managed/ad/dc/Intel-Xeon-Scalable-Processor-throughput-latency.pdf">336289-002</text:a></text:p>
          </table:table-cell>
          <table:covered-table-cell/>
          <table:table-cell office:value-type="string" table:number-columns-spanned="2" table:number-rows-spanned="1" table:style-name="ce34">
            <text:p><text:a xlink:href="https://software.intel.com/en-us/articles/intel-architecture-code-analyzer">IACA 2.3</text:a></text:p>
          </table:table-cell>
          <table:covered-table-cell/>
          <table:table-cell office:value-type="string" table:number-columns-spanned="1" table:number-rows-spanned="2" table:style-name="ce25">
            <text:p>Remarks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Lat</text:p>
          </table:table-cell>
          <table:table-cell office:value-type="string" table:style-name="ce4">
            <text:p>TP</text:p>
          </table:table-cell>
          <table:table-cell office:value-type="string" table:style-name="ce5">
            <text:p>Lat</text:p>
          </table:table-cell>
          <table:table-cell office:value-type="string" table:style-name="ce6">
            <text:p>TP</text:p>
          </table:table-cell>
          <table:table-cell office:value-type="string" table:style-name="ce7">
            <text:p>uops</text:p>
          </table:table-cell>
          <table:table-cell office:value-type="string" table:style-name="ce8">
            <text:p>Port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2331" table:style-name="ce9">
            <table:cell-range-source table:name="Connection1" table:last-column-spanned="5" table:last-row-spanned="1466" xlink:href="C:\Users\Balala\Desktop\SKX_001.txt"/>
            <text:p>233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DDB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2" table:style-name="ce9">
            <text:p>233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DDW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3" table:style-name="ce9">
            <text:p>233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DDD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4" table:style-name="ce9">
            <text:p>233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DDQ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5" table:style-name="ce9">
            <text:p>233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ND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6" table:style-name="ce9">
            <text:p>23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AND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7" table:style-name="ce9">
            <text:p>233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8" table:style-name="ce9">
            <text:p>23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9" table:style-name="ce9">
            <text:p>233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NDN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40" table:style-name="ce9">
            <text:p>23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ANDN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41" table:style-name="ce9">
            <text:p>23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N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2" table:style-name="ce9">
            <text:p>234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N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3" table:style-name="ce9">
            <text:p>234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4" table:style-name="ce9">
            <text:p>234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[mem8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45" table:style-name="ce9">
            <text:p>234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[mem8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47" table:style-name="ce9">
            <text:p>234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48" table:style-name="ce9">
            <text:p>234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0" table:style-name="ce9">
            <text:p>23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1" table:style-name="ce9">
            <text:p>23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[mem16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52" table:style-name="ce9">
            <text:p>23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[mem16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54" table:style-name="ce9">
            <text:p>23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55" table:style-name="ce9">
            <text:p>23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7" table:style-name="ce9">
            <text:p>235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8" table:style-name="ce9">
            <text:p>235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[mem32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59" table:style-name="ce9">
            <text:p>23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[mem32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61" table:style-name="ce9">
            <text:p>236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62" table:style-name="ce9">
            <text:p>236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64" table:style-name="ce9">
            <text:p>23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65" table:style-name="ce9">
            <text:p>236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[me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66" table:style-name="ce9">
            <text:p>236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[mem64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68" table:style-name="ce9">
            <text:p>236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69" table:style-name="ce9">
            <text:p>236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r64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1" table:style-name="ce9">
            <text:p>237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NOTB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2" table:style-name="ce9">
            <text:p>23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NOTW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3" table:style-name="ce9">
            <text:p>237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NOTD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4" table:style-name="ce9">
            <text:p>23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NOTQ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5" table:style-name="ce9">
            <text:p>23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6" table:style-name="ce9">
            <text:p>23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7" table:style-name="ce9">
            <text:p>23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8" table:style-name="ce9">
            <text:p>237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9" table:style-name="ce9">
            <text:p>237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ORTESTB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0" table:style-name="ce9">
            <text:p>23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ORTESTW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1" table:style-name="ce9">
            <text:p>238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TESTD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2" table:style-name="ce9">
            <text:p>238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TESTQ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3" table:style-name="ce9">
            <text:p>23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SHIFTLB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4" table:style-name="ce9">
            <text:p>23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SHIFTLW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5" table:style-name="ce9">
            <text:p>238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LD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6" table:style-name="ce9">
            <text:p>238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LQ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7" table:style-name="ce9">
            <text:p>238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SHIFTRB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8" table:style-name="ce9">
            <text:p>238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SHIFTRW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9" table:style-name="ce9">
            <text:p>238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RD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0" table:style-name="ce9">
            <text:p>239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RQ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1" table:style-name="ce9">
            <text:p>239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TESTB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2" table:style-name="ce9">
            <text:p>239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TESTW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3" table:style-name="ce9">
            <text:p>239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TESTD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4" table:style-name="ce9">
            <text:p>239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TESTQ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5" table:style-name="ce9">
            <text:p>23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UNPCKBW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6" table:style-name="ce9">
            <text:p>239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UNPCKWD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7" table:style-name="ce9">
            <text:p>239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UNPCKDQ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98" table:style-name="ce9">
            <text:p>239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XN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99" table:style-name="ce9">
            <text:p>23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XN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0" table:style-name="ce9">
            <text:p>240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N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1" table:style-name="ce9">
            <text:p>240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N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2" table:style-name="ce9">
            <text:p>240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X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3" table:style-name="ce9">
            <text:p>24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X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4" table:style-name="ce9">
            <text:p>240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5" table:style-name="ce9">
            <text:p>240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6" table:style-name="ce9">
            <text:p>24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ADD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2407" table:style-name="ce9">
            <text:p>24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8" table:style-name="ce9">
            <text:p>24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9" table:style-name="ce9">
            <text:p>24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DD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0" table:style-name="ce9">
            <text:p>24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ADD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1" table:style-name="ce9">
            <text:p>24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2" table:style-name="ce9">
            <text:p>24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3" table:style-name="ce9">
            <text:p>24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DD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14" table:style-name="ce9">
            <text:p>24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UB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5" table:style-name="ce9">
            <text:p>24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6" table:style-name="ce9">
            <text:p>24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7" table:style-name="ce9">
            <text:p>24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UB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18" table:style-name="ce9">
            <text:p>24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UB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9" table:style-name="ce9">
            <text:p>24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0" table:style-name="ce9">
            <text:p>24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1" table:style-name="ce9">
            <text:p>24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UB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22" table:style-name="ce9">
            <text:p>24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UL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3" table:style-name="ce9">
            <text:p>24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4" table:style-name="ce9">
            <text:p>24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5" table:style-name="ce9">
            <text:p>24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UL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26" table:style-name="ce9">
            <text:p>24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UL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7" table:style-name="ce9">
            <text:p>24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8" table:style-name="ce9">
            <text:p>24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9" table:style-name="ce9">
            <text:p>24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UL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0" table:style-name="ce9">
            <text:p>24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1" table:style-name="ce9">
            <text:p>24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2" table:style-name="ce9">
            <text:p>24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3" table:style-name="ce9">
            <text:p>24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4" table:style-name="ce9">
            <text:p>24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5" table:style-name="ce9">
            <text:p>24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6" table:style-name="ce9">
            <text:p>24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7" table:style-name="ce9">
            <text:p>24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8" table:style-name="ce9">
            <text:p>24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9" table:style-name="ce9">
            <text:p>24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0" table:style-name="ce9">
            <text:p>24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1" table:style-name="ce9">
            <text:p>24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42" table:style-name="ce9">
            <text:p>24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3" table:style-name="ce9">
            <text:p>24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4" table:style-name="ce9">
            <text:p>24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5" table:style-name="ce9">
            <text:p>24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46" table:style-name="ce9">
            <text:p>24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7" table:style-name="ce9">
            <text:p>24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8" table:style-name="ce9">
            <text:p>24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9" table:style-name="ce9">
            <text:p>24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0" table:style-name="ce9">
            <text:p>24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1" table:style-name="ce9">
            <text:p>24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2" table:style-name="ce9">
            <text:p>24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3" table:style-name="ce9">
            <text:p>24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4" table:style-name="ce9">
            <text:p>24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5" table:style-name="ce9">
            <text:p>24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6" table:style-name="ce9">
            <text:p>24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7" table:style-name="ce9">
            <text:p>24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8" table:style-name="ce9">
            <text:p>24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9" table:style-name="ce9">
            <text:p>24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0" table:style-name="ce9">
            <text:p>24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1" table:style-name="ce9">
            <text:p>24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62" table:style-name="ce9">
            <text:p>24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3" table:style-name="ce9">
            <text:p>24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4" table:style-name="ce9">
            <text:p>24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5" table:style-name="ce9">
            <text:p>24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66" table:style-name="ce9">
            <text:p>24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7" table:style-name="ce9">
            <text:p>24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8" table:style-name="ce9">
            <text:p>24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9" table:style-name="ce9">
            <text:p>24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0" table:style-name="ce9">
            <text:p>24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1" table:style-name="ce9">
            <text:p>24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2" table:style-name="ce9">
            <text:p>24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3" table:style-name="ce9">
            <text:p>24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4" table:style-name="ce9">
            <text:p>24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5" table:style-name="ce9">
            <text:p>24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6" table:style-name="ce9">
            <text:p>24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7" table:style-name="ce9">
            <text:p>24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8" table:style-name="ce9">
            <text:p>24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9" table:style-name="ce9">
            <text:p>24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0" table:style-name="ce9">
            <text:p>24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1" table:style-name="ce9">
            <text:p>24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82" table:style-name="ce9">
            <text:p>24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3" table:style-name="ce9">
            <text:p>24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4" table:style-name="ce9">
            <text:p>24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5" table:style-name="ce9">
            <text:p>24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86" table:style-name="ce9">
            <text:p>24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7" table:style-name="ce9">
            <text:p>24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8" table:style-name="ce9">
            <text:p>24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9" table:style-name="ce9">
            <text:p>24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0" table:style-name="ce9">
            <text:p>249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1" table:style-name="ce9">
            <text:p>24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2" table:style-name="ce9">
            <text:p>24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3" table:style-name="ce9">
            <text:p>24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4" table:style-name="ce9">
            <text:p>24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5" table:style-name="ce9">
            <text:p>24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6" table:style-name="ce9">
            <text:p>24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7" table:style-name="ce9">
            <text:p>24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8" table:style-name="ce9">
            <text:p>24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9" table:style-name="ce9">
            <text:p>24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0" table:style-name="ce9">
            <text:p>25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1" table:style-name="ce9">
            <text:p>250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02" table:style-name="ce9">
            <text:p>25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3" table:style-name="ce9">
            <text:p>25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4" table:style-name="ce9">
            <text:p>25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5" table:style-name="ce9">
            <text:p>25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06" table:style-name="ce9">
            <text:p>25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7" table:style-name="ce9">
            <text:p>25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8" table:style-name="ce9">
            <text:p>25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9" table:style-name="ce9">
            <text:p>25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0" table:style-name="ce9">
            <text:p>25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1" table:style-name="ce9">
            <text:p>25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2" table:style-name="ce9">
            <text:p>25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3" table:style-name="ce9">
            <text:p>25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4" table:style-name="ce9">
            <text:p>25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5" table:style-name="ce9">
            <text:p>25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6" table:style-name="ce9">
            <text:p>25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7" table:style-name="ce9">
            <text:p>25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8" table:style-name="ce9">
            <text:p>25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9" table:style-name="ce9">
            <text:p>25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0" table:style-name="ce9">
            <text:p>25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1" table:style-name="ce9">
            <text:p>25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2" table:style-name="ce9">
            <text:p>25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3" table:style-name="ce9">
            <text:p>25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4" table:style-name="ce9">
            <text:p>25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5" table:style-name="ce9">
            <text:p>25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6" table:style-name="ce9">
            <text:p>25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7" table:style-name="ce9">
            <text:p>25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8" table:style-name="ce9">
            <text:p>25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9" table:style-name="ce9">
            <text:p>25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0" table:style-name="ce9">
            <text:p>25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1" table:style-name="ce9">
            <text:p>25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2" table:style-name="ce9">
            <text:p>25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3" table:style-name="ce9">
            <text:p>25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4" table:style-name="ce9">
            <text:p>25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5" table:style-name="ce9">
            <text:p>25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6" table:style-name="ce9">
            <text:p>25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7" table:style-name="ce9">
            <text:p>25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8" table:style-name="ce9">
            <text:p>25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9" table:style-name="ce9">
            <text:p>25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0" table:style-name="ce9">
            <text:p>25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1" table:style-name="ce9">
            <text:p>25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2" table:style-name="ce9">
            <text:p>25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3" table:style-name="ce9">
            <text:p>25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4" table:style-name="ce9">
            <text:p>25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5" table:style-name="ce9">
            <text:p>25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6" table:style-name="ce9">
            <text:p>25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7" table:style-name="ce9">
            <text:p>25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8" table:style-name="ce9">
            <text:p>25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9" table:style-name="ce9">
            <text:p>25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0" table:style-name="ce9">
            <text:p>25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1" table:style-name="ce9">
            <text:p>25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2" table:style-name="ce9">
            <text:p>25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3" table:style-name="ce9">
            <text:p>25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4" table:style-name="ce9">
            <text:p>25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5" table:style-name="ce9">
            <text:p>25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6" table:style-name="ce9">
            <text:p>25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7" table:style-name="ce9">
            <text:p>25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58" table:style-name="ce9">
            <text:p>25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59" table:style-name="ce9">
            <text:p>25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0" table:style-name="ce9">
            <text:p>25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1" table:style-name="ce9">
            <text:p>25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2" table:style-name="ce9">
            <text:p>25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DIVSS xmm, xmm, xmm</text:p>
          </table:table-cell>
          <table:table-cell office:value-type="float" office:value="11.1" table:style-name="ce12">
            <text:p>11.1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67" table:style-name="ce9">
            <text:p>25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S xmm, xmm, xmm</text:p>
          </table:table-cell>
          <table:table-cell office:value-type="float" office:value="11.1" table:style-name="ce12">
            <text:p>11.1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72" table:style-name="ce9">
            <text:p>25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S ymm, ymm, ymm</text:p>
          </table:table-cell>
          <table:table-cell office:value-type="float" office:value="11.1" table:style-name="ce12">
            <text:p>11.1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77" table:style-name="ce9">
            <text:p>25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DIVPS zmm, zmm, z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10.08" table:style-name="ce4">
            <text:p>10.08</text:p>
          </table:table-cell>
          <table:table-cell office:value-type="float" office:value="23" table:style-name="ce13">
            <text:p>2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7">
            <text:p>no special case (0.0f/x; x/2^N) handling; latency typo in 336289-002?</text:p>
          </table:table-cell>
          <table:table-cell table:number-columns-repeated="16374"/>
        </table:table-row>
        <table:table-row table:style-name="ro1">
          <table:table-cell office:value-type="float" office:value="2582" table:style-name="ce9">
            <text:p>25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DIVSD xmm, xmm, xmm</text:p>
          </table:table-cell>
          <table:table-cell office:value-type="float" office:value="13.1" table:style-name="ce12">
            <text:p>13.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87" table:style-name="ce9">
            <text:p>25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D xmm, xmm, xmm</text:p>
          </table:table-cell>
          <table:table-cell office:value-type="float" office:value="13.1" table:style-name="ce12">
            <text:p>13.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92" table:style-name="ce9">
            <text:p>25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D ymm, ymm, ymm</text:p>
          </table:table-cell>
          <table:table-cell office:value-type="float" office:value="13.1" table:style-name="ce12">
            <text:p>13.1</text:p>
          </table:table-cell>
          <table:table-cell office:value-type="float" office:value="8.08" table:style-name="ce4">
            <text:p>8.08</text:p>
          </table:table-cell>
          <table:table-cell office:value-type="float" office:value="14" table:style-name="ce16">
            <text:p>14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97" table:style-name="ce9">
            <text:p>25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DIVPD zmm, zmm, zmm</text:p>
          </table:table-cell>
          <table:table-cell office:value-type="float" office:value="23.2" table:style-name="ce12">
            <text:p>23.2</text:p>
          </table:table-cell>
          <table:table-cell office:value-type="float" office:value="16.079999999999998" table:style-name="ce4">
            <text:p>16.08</text:p>
          </table:table-cell>
          <table:table-cell office:value-type="float" office:value="23" table:style-name="ce16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602" table:style-name="ce9">
            <text:p>26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QRTSS xmm, xmm, xmm</text:p>
          </table:table-cell>
          <table:table-cell office:value-type="float" office:value="12.1" table:style-name="ce12">
            <text:p>12.1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05" table:style-name="ce9">
            <text:p>26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S xmm, xmm</text:p>
          </table:table-cell>
          <table:table-cell office:value-type="float" office:value="12.1" table:style-name="ce12">
            <text:p>12.1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08" table:style-name="ce9">
            <text:p>26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S ymm, ymm</text:p>
          </table:table-cell>
          <table:table-cell office:value-type="float" office:value="12.1" table:style-name="ce12">
            <text:p>12.1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11" table:style-name="ce9">
            <text:p>26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QRTPS zmm, zmm</text:p>
          </table:table-cell>
          <table:table-cell office:value-type="float" office:value="20.100000000000001" table:style-name="ce12">
            <text:p>20.1</text:p>
          </table:table-cell>
          <table:table-cell office:value-type="float" office:value="12.08" table:style-name="ce4">
            <text:p>12.08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7">
            <text:p>1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14" table:style-name="ce9">
            <text:p>26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QRTSD xmm, xmm, x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4.5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17" table:style-name="ce9">
            <text:p>26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D xmm, x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4.5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0" table:style-name="ce9">
            <text:p>26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D ymm, y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12.08" table:style-name="ce4">
            <text:p>12.08</text:p>
          </table:table-cell>
          <table:table-cell office:value-type="float" office:value="18" table:style-name="ce16">
            <text:p>18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9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3" table:style-name="ce9">
            <text:p>26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QRTPD zmm, zmm</text:p>
          </table:table-cell>
          <table:table-cell office:value-type="float" office:value="32.200000000000003" table:style-name="ce12">
            <text:p>32.2</text:p>
          </table:table-cell>
          <table:table-cell office:value-type="float" office:value="24.17" table:style-name="ce4">
            <text:p>24.17</text:p>
          </table:table-cell>
          <table:table-cell office:value-type="float" office:value="31" table:style-name="ce16">
            <text:p>31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24|18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6" table:style-name="ce9">
            <text:p>26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7" table:style-name="ce9">
            <text:p>26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S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8" table:style-name="ce9">
            <text:p>26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S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9" table:style-name="ce9">
            <text:p>26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PS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0" table:style-name="ce9">
            <text:p>26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1" table:style-name="ce9">
            <text:p>26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D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2" table:style-name="ce9">
            <text:p>26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D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3" table:style-name="ce9">
            <text:p>26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PD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8" table:style-name="ce9">
            <text:p>26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9" table:style-name="ce9">
            <text:p>26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S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40" table:style-name="ce9">
            <text:p>26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S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41" table:style-name="ce9">
            <text:p>26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PS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number-columns-repeated="16375"/>
        </table:table-row>
        <table:table-row table:style-name="ro1">
          <table:table-cell office:value-type="float" office:value="2642" table:style-name="ce9">
            <text:p>26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3" table:style-name="ce9">
            <text:p>26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D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4" table:style-name="ce9">
            <text:p>26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D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5" table:style-name="ce9">
            <text:p>26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PD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number-columns-repeated="16375"/>
        </table:table-row>
        <table:table-row table:style-name="ro1">
          <table:table-cell office:value-type="float" office:value="2652" table:style-name="ce9">
            <text:p>26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IN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3" table:style-name="ce9">
            <text:p>26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4" table:style-name="ce9">
            <text:p>26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5" table:style-name="ce9">
            <text:p>26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IN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56" table:style-name="ce9">
            <text:p>26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IN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7" table:style-name="ce9">
            <text:p>26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8" table:style-name="ce9">
            <text:p>26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9" table:style-name="ce9">
            <text:p>26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IN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0" table:style-name="ce9">
            <text:p>26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AX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1" table:style-name="ce9">
            <text:p>26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2" table:style-name="ce9">
            <text:p>26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3" table:style-name="ce9">
            <text:p>26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AX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4" table:style-name="ce9">
            <text:p>26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AX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5" table:style-name="ce9">
            <text:p>26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6" table:style-name="ce9">
            <text:p>26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7" table:style-name="ce9">
            <text:p>26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AX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8" table:style-name="ce9">
            <text:p>26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SS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69" table:style-name="ce9">
            <text:p>26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S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0" table:style-name="ce9">
            <text:p>267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S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1" table:style-name="ce9">
            <text:p>26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PS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2" table:style-name="ce9">
            <text:p>26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S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3" table:style-name="ce9">
            <text:p>26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4" table:style-name="ce9">
            <text:p>26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5" table:style-name="ce9">
            <text:p>26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P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6" table:style-name="ce9">
            <text:p>26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OMISS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7" table:style-name="ce9">
            <text:p>26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UCOMISS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8" table:style-name="ce9">
            <text:p>26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OMISD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9" table:style-name="ce9">
            <text:p>26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UCOMISD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81" table:style-name="ce9">
            <text:p>26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3" table:style-name="ce9">
            <text:p>268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5" table:style-name="ce9">
            <text:p>268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87" table:style-name="ce9">
            <text:p>268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9" table:style-name="ce9">
            <text:p>268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1" table:style-name="ce9">
            <text:p>269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93" table:style-name="ce9">
            <text:p>269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5" table:style-name="ce9">
            <text:p>269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7" table:style-name="ce9">
            <text:p>269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N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99" table:style-name="ce9">
            <text:p>269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1" table:style-name="ce9">
            <text:p>270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3" table:style-name="ce9">
            <text:p>270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N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05" table:style-name="ce9">
            <text:p>270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7" table:style-name="ce9">
            <text:p>270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9" table:style-name="ce9">
            <text:p>270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OR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11" table:style-name="ce9">
            <text:p>271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3" table:style-name="ce9">
            <text:p>271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5" table:style-name="ce9">
            <text:p>271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OR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7" table:style-name="ce9">
            <text:p>271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19" table:style-name="ce9">
            <text:p>271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1" table:style-name="ce9">
            <text:p>272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XOR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3" table:style-name="ce9">
            <text:p>272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5" table:style-name="ce9">
            <text:p>272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7" table:style-name="ce9">
            <text:p>272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XOR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8" table:style-name="ce9">
            <text:p>27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H xmm, xmm, imm8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29" table:style-name="ce9">
            <text:p>27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H xmm, ymm, imm8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0" table:style-name="ce9">
            <text:p>27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PH ymm, zmm, imm8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1" table:style-name="ce9">
            <text:p>27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H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2" table:style-name="ce9">
            <text:p>27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H2PS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3" table:style-name="ce9">
            <text:p>27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H2PS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7" table:style-name="ce9">
            <text:p>27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D xmm,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8" table:style-name="ce9">
            <text:p>27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39" table:style-name="ce9">
            <text:p>27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40" table:style-name="ce9">
            <text:p>27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PD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741" table:style-name="ce9">
            <text:p>27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S xmm,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742" table:style-name="ce9">
            <text:p>27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743" table:style-name="ce9">
            <text:p>27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744" table:style-name="ce9">
            <text:p>27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749" table:style-name="ce9">
            <text:p>27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0" table:style-name="ce9">
            <text:p>27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1" table:style-name="ce9">
            <text:p>27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S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2" table:style-name="ce9">
            <text:p>27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S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/text:p>
          </table:table-cell>
          <table:table-cell table:number-columns-repeated="16375"/>
        </table:table-row>
        <table:table-row table:style-name="ro1">
          <table:table-cell office:value-type="float" office:value="2753" table:style-name="ce9">
            <text:p>27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S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text:s/></text:p>
          </table:table-cell>
          <table:table-cell table:number-columns-repeated="16375"/>
        </table:table-row>
        <table:table-row table:style-name="ro1">
          <table:table-cell office:value-type="float" office:value="2754" table:style-name="ce9">
            <text:p>27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S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text:s/></text:p>
          </table:table-cell>
          <table:table-cell table:number-columns-repeated="16375"/>
        </table:table-row>
        <table:table-row table:style-name="ro1">
          <table:table-cell office:value-type="float" office:value="2755" table:style-name="ce9">
            <text:p>27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S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6" table:style-name="ce9">
            <text:p>27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S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/text:p>
          </table:table-cell>
          <table:table-cell table:number-columns-repeated="16375"/>
        </table:table-row>
        <table:table-row table:style-name="ro1">
          <table:table-cell office:value-type="float" office:value="2757" table:style-name="ce9">
            <text:p>27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S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58" table:style-name="ce9">
            <text:p>27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S xmm, xmm, r64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2759" table:style-name="ce9">
            <text:p>27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S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60" table:style-name="ce9">
            <text:p>27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S xmm, xmm, r64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2769" table:style-name="ce9">
            <text:p>27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0" table:style-name="ce9">
            <text:p>27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1" table:style-name="ce9">
            <text:p>27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D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2" table:style-name="ce9">
            <text:p>27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D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3" table:style-name="ce9">
            <text:p>27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D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4" table:style-name="ce9">
            <text:p>27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D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5" table:style-name="ce9">
            <text:p>27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D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6" table:style-name="ce9">
            <text:p>27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D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7" table:style-name="ce9">
            <text:p>27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D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78" table:style-name="ce9">
            <text:p>27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D xmm,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79" table:style-name="ce9">
            <text:p>27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D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80" table:style-name="ce9">
            <text:p>27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D xmm,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89" table:style-name="ce9">
            <text:p>27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0" table:style-name="ce9">
            <text:p>27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1" table:style-name="ce9">
            <text:p>27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92" table:style-name="ce9">
            <text:p>27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U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3" table:style-name="ce9">
            <text:p>27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U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4" table:style-name="ce9">
            <text:p>27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U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95" table:style-name="ce9">
            <text:p>279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6" table:style-name="ce9">
            <text:p>279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7" table:style-name="ce9">
            <text:p>279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S2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798" table:style-name="ce9">
            <text:p>279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U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9" table:style-name="ce9">
            <text:p>279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U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00" table:style-name="ce9">
            <text:p>280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S2UQQ zmm, ymm</text:p>
          </table:table-cell>
          <table:table-cell office:value-type="float" office:value="7.1" table:style-name="ce12">
            <text:p>7.1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801" table:style-name="ce9">
            <text:p>28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2" table:style-name="ce9">
            <text:p>28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3" table:style-name="ce9">
            <text:p>28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S2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04" table:style-name="ce9">
            <text:p>28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U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5" table:style-name="ce9">
            <text:p>28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U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6" table:style-name="ce9">
            <text:p>28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S2U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07" table:style-name="ce9">
            <text:p>280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08" table:style-name="ce9">
            <text:p>280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09" table:style-name="ce9">
            <text:p>280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S2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10" table:style-name="ce9">
            <text:p>281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U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11" table:style-name="ce9">
            <text:p>281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U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12" table:style-name="ce9">
            <text:p>281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S2U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13" table:style-name="ce9">
            <text:p>28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4" table:style-name="ce9">
            <text:p>28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5" table:style-name="ce9">
            <text:p>28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DQ2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16" table:style-name="ce9">
            <text:p>28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7" table:style-name="ce9">
            <text:p>28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8" table:style-name="ce9">
            <text:p>28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DQ2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19" table:style-name="ce9">
            <text:p>281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0" table:style-name="ce9">
            <text:p>282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1" table:style-name="ce9">
            <text:p>282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QQ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22" table:style-name="ce9">
            <text:p>282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3" table:style-name="ce9">
            <text:p>282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4" table:style-name="ce9">
            <text:p>282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UQQ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49" table:style-name="ce9">
            <text:p>28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0" table:style-name="ce9">
            <text:p>28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1" table:style-name="ce9">
            <text:p>28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52" table:style-name="ce9">
            <text:p>28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U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3" table:style-name="ce9">
            <text:p>28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U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4" table:style-name="ce9">
            <text:p>28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U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55" table:style-name="ce9">
            <text:p>285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6" table:style-name="ce9">
            <text:p>285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7" table:style-name="ce9">
            <text:p>285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D2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58" table:style-name="ce9">
            <text:p>285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U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9" table:style-name="ce9">
            <text:p>285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U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0" table:style-name="ce9">
            <text:p>286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D2U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61" table:style-name="ce9">
            <text:p>28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2" table:style-name="ce9">
            <text:p>28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3" table:style-name="ce9">
            <text:p>28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D2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64" table:style-name="ce9">
            <text:p>28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U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5" table:style-name="ce9">
            <text:p>28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U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6" table:style-name="ce9">
            <text:p>28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D2U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67" table:style-name="ce9">
            <text:p>286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8" table:style-name="ce9">
            <text:p>286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9" table:style-name="ce9">
            <text:p>286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D2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70" table:style-name="ce9">
            <text:p>287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U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71" table:style-name="ce9">
            <text:p>287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U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72" table:style-name="ce9">
            <text:p>287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D2U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73" table:style-name="ce9">
            <text:p>28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4" table:style-name="ce9">
            <text:p>28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5" table:style-name="ce9">
            <text:p>28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DQ2PD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76" table:style-name="ce9">
            <text:p>28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7" table:style-name="ce9">
            <text:p>28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8" table:style-name="ce9">
            <text:p>28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DQ2PD zmm, ymm</text:p>
          </table:table-cell>
          <table:table-cell office:value-type="float" office:value="7.1" table:style-name="ce12">
            <text:p>7.1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79" table:style-name="ce9">
            <text:p>28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0" table:style-name="ce9">
            <text:p>288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1" table:style-name="ce9">
            <text:p>288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QQ2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82" table:style-name="ce9">
            <text:p>288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3" table:style-name="ce9">
            <text:p>288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4" table:style-name="ce9">
            <text:p>288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UQQ2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09" table:style-name="ce9">
            <text:p>29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0" table:style-name="ce9">
            <text:p>29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1" table:style-name="ce9">
            <text:p>29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LENDM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12" table:style-name="ce9">
            <text:p>29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3" table:style-name="ce9">
            <text:p>29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4" table:style-name="ce9">
            <text:p>29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LENDM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15" table:style-name="ce9">
            <text:p>291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SS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6" table:style-name="ce9">
            <text:p>291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S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7" table:style-name="ce9">
            <text:p>291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S k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8" table:style-name="ce9">
            <text:p>291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PS k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9" table:style-name="ce9">
            <text:p>291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SD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0" table:style-name="ce9">
            <text:p>292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D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1" table:style-name="ce9">
            <text:p>292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D k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2" table:style-name="ce9">
            <text:p>292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PD k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9" table:style-name="ce9">
            <text:p>29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S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0" table:style-name="ce9">
            <text:p>29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S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1" table:style-name="ce9">
            <text:p>29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OMPRESSPS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2" table:style-name="ce9">
            <text:p>29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3" table:style-name="ce9">
            <text:p>29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4" table:style-name="ce9">
            <text:p>29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OMPRESSP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1" table:style-name="ce9">
            <text:p>29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S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2" table:style-name="ce9">
            <text:p>29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S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3" table:style-name="ce9">
            <text:p>29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PANDPS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4" table:style-name="ce9">
            <text:p>29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5" table:style-name="ce9">
            <text:p>29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6" table:style-name="ce9">
            <text:p>29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PANDP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7" table:style-name="ce9">
            <text:p>29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48" table:style-name="ce9">
            <text:p>29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49" table:style-name="ce9">
            <text:p>29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S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0" table:style-name="ce9">
            <text:p>29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PS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1" table:style-name="ce9">
            <text:p>29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2" table:style-name="ce9">
            <text:p>29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3" table:style-name="ce9">
            <text:p>29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D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4" table:style-name="ce9">
            <text:p>29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PD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5" table:style-name="ce9">
            <text:p>29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6" table:style-name="ce9">
            <text:p>29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7" table:style-name="ce9">
            <text:p>29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8" table:style-name="ce9">
            <text:p>29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9" table:style-name="ce9">
            <text:p>29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0" table:style-name="ce9">
            <text:p>29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1" table:style-name="ce9">
            <text:p>29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2" table:style-name="ce9">
            <text:p>29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63" table:style-name="ce9">
            <text:p>29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4" table:style-name="ce9">
            <text:p>29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S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5" table:style-name="ce9">
            <text:p>29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S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6" table:style-name="ce9">
            <text:p>29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PS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67" table:style-name="ce9">
            <text:p>29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8" table:style-name="ce9">
            <text:p>29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D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9" table:style-name="ce9">
            <text:p>29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D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0" table:style-name="ce9">
            <text:p>29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PD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1" table:style-name="ce9">
            <text:p>297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2" table:style-name="ce9">
            <text:p>297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3" table:style-name="ce9">
            <text:p>297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S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4" table:style-name="ce9">
            <text:p>297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PS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5" table:style-name="ce9">
            <text:p>29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6" table:style-name="ce9">
            <text:p>297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7" table:style-name="ce9">
            <text:p>297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D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8" table:style-name="ce9">
            <text:p>297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PD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9" table:style-name="ce9">
            <text:p>297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0" table:style-name="ce9">
            <text:p>298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S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1" table:style-name="ce9">
            <text:p>29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S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2" table:style-name="ce9">
            <text:p>298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PS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83" table:style-name="ce9">
            <text:p>29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4" table:style-name="ce9">
            <text:p>298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D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5" table:style-name="ce9">
            <text:p>298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D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6" table:style-name="ce9">
            <text:p>298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PD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87" table:style-name="ce9">
            <text:p>29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SS xmm,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88" table:style-name="ce9">
            <text:p>29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S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89" table:style-name="ce9">
            <text:p>29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S ymm, y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0" table:style-name="ce9">
            <text:p>299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PS zmm, z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991" table:style-name="ce9">
            <text:p>29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SD xmm,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2" table:style-name="ce9">
            <text:p>29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D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3" table:style-name="ce9">
            <text:p>29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D ymm, y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4" table:style-name="ce9">
            <text:p>29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PD zmm, z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995" table:style-name="ce9">
            <text:p>29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6" table:style-name="ce9">
            <text:p>29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7" table:style-name="ce9">
            <text:p>29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8" table:style-name="ce9">
            <text:p>29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99" table:style-name="ce9">
            <text:p>29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0" table:style-name="ce9">
            <text:p>30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1" table:style-name="ce9">
            <text:p>30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2" table:style-name="ce9">
            <text:p>30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003" table:style-name="ce9">
            <text:p>30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05" table:style-name="ce9">
            <text:p>30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0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006" table:style-name="ce9">
            <text:p>30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009" table:style-name="ce9">
            <text:p>30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HPS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11" table:style-name="ce9">
            <text:p>30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LPS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12" table:style-name="ce9">
            <text:p>30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S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013" table:style-name="ce9">
            <text:p>30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S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014" table:style-name="ce9">
            <text:p>30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S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15" table:style-name="ce9">
            <text:p>30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S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16" table:style-name="ce9">
            <text:p>30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18" table:style-name="ce9">
            <text:p>30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20" table:style-name="ce9">
            <text:p>30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22" table:style-name="ce9">
            <text:p>30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3" table:style-name="ce9">
            <text:p>30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4" table:style-name="ce9">
            <text:p>302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5" table:style-name="ce9">
            <text:p>30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6" table:style-name="ce9">
            <text:p>30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7" table:style-name="ce9">
            <text:p>302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1" table:style-name="ce9">
            <text:p>30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3" table:style-name="ce9">
            <text:p>30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5" table:style-name="ce9">
            <text:p>30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7" table:style-name="ce9">
            <text:p>30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8" table:style-name="ce9">
            <text:p>30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9" table:style-name="ce9">
            <text:p>30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0" table:style-name="ce9">
            <text:p>30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1" table:style-name="ce9">
            <text:p>30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2" table:style-name="ce9">
            <text:p>30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55" table:style-name="ce9">
            <text:p>30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S [m128], xmm</text:p>
          </table:table-cell>
          <table:table-cell office:value-type="string" table:style-name="ce12">
            <text:p>MEMOP</text:p>
          </table:table-cell>
          <table:table-cell office:value-type="float" office:value="10.67" table:style-name="ce4">
            <text:p>10.6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6" table:style-name="ce9">
            <text:p>30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S [m256], ymm</text:p>
          </table:table-cell>
          <table:table-cell office:value-type="string" table:style-name="ce12">
            <text:p>MEMOP</text:p>
          </table:table-cell>
          <table:table-cell office:value-type="float" office:value="17.670000000000002" table:style-name="ce4">
            <text:p>17.6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7" table:style-name="ce9">
            <text:p>30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PS [m512], zmm</text:p>
          </table:table-cell>
          <table:table-cell office:value-type="string" table:style-name="ce12">
            <text:p>MEMOP</text:p>
          </table:table-cell>
          <table:table-cell office:value-type="float" office:value="6.92" table:style-name="ce4">
            <text:p>6.9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8" table:style-name="ce9">
            <text:p>30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L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59" table:style-name="ce9">
            <text:p>30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L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0" table:style-name="ce9">
            <text:p>30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SL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1" table:style-name="ce9">
            <text:p>30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H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2" table:style-name="ce9">
            <text:p>30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H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3" table:style-name="ce9">
            <text:p>30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SH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5" table:style-name="ce9">
            <text:p>30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6" table:style-name="ce9">
            <text:p>30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7" table:style-name="ce9">
            <text:p>30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9" table:style-name="ce9">
            <text:p>30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D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0" table:style-name="ce9">
            <text:p>30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D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1" table:style-name="ce9">
            <text:p>30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D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2" table:style-name="ce9">
            <text:p>30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D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3" table:style-name="ce9">
            <text:p>30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5" table:style-name="ce9">
            <text:p>30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7" table:style-name="ce9">
            <text:p>30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9" table:style-name="ce9">
            <text:p>30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0" table:style-name="ce9">
            <text:p>30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1" table:style-name="ce9">
            <text:p>30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2" table:style-name="ce9">
            <text:p>30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3" table:style-name="ce9">
            <text:p>30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4" table:style-name="ce9">
            <text:p>30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8" table:style-name="ce9">
            <text:p>30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0" table:style-name="ce9">
            <text:p>30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2" table:style-name="ce9">
            <text:p>309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4" table:style-name="ce9">
            <text:p>30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5" table:style-name="ce9">
            <text:p>30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6" table:style-name="ce9">
            <text:p>30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7" table:style-name="ce9">
            <text:p>30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8" table:style-name="ce9">
            <text:p>30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9" table:style-name="ce9">
            <text:p>30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2" table:style-name="ce9">
            <text:p>31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D [m128], xmm</text:p>
          </table:table-cell>
          <table:table-cell office:value-type="string" table:style-name="ce12">
            <text:p>MEMOP</text:p>
          </table:table-cell>
          <table:table-cell office:value-type="float" office:value="3.33" table:style-name="ce4">
            <text:p>3.3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3" table:style-name="ce9">
            <text:p>31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D [m256], ymm</text:p>
          </table:table-cell>
          <table:table-cell office:value-type="string" table:style-name="ce12">
            <text:p>MEMOP</text:p>
          </table:table-cell>
          <table:table-cell office:value-type="float" office:value="18.420000000000002" table:style-name="ce4">
            <text:p>18.4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4" table:style-name="ce9">
            <text:p>31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PD [m512], zmm</text:p>
          </table:table-cell>
          <table:table-cell office:value-type="string" table:style-name="ce12">
            <text:p>MEMOP</text:p>
          </table:table-cell>
          <table:table-cell office:value-type="float" office:value="10.92" table:style-name="ce4">
            <text:p>10.9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5" table:style-name="ce9">
            <text:p>31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D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6" table:style-name="ce9">
            <text:p>31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D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7" table:style-name="ce9">
            <text:p>31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8" table:style-name="ce9">
            <text:p>31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9" table:style-name="ce9">
            <text:p>31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0" table:style-name="ce9">
            <text:p>31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S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1" table:style-name="ce9">
            <text:p>31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6" table:style-name="ce16">
            <text:p>6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2" table:style-name="ce9">
            <text:p>31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y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3" table:style-name="ce9">
            <text:p>31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S z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4" table:style-name="ce9">
            <text:p>312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32X2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25" table:style-name="ce9">
            <text:p>312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2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26" table:style-name="ce9">
            <text:p>312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32X2 y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7" table:style-name="ce9">
            <text:p>312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2 z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8" table:style-name="ce9">
            <text:p>31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ROADCASTF32X4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9" table:style-name="ce9">
            <text:p>31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F32X4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0" table:style-name="ce9">
            <text:p>313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8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1" table:style-name="ce9">
            <text:p>31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32" table:style-name="ce9">
            <text:p>31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33" table:style-name="ce9">
            <text:p>31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D y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4" table:style-name="ce9">
            <text:p>31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D z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5" table:style-name="ce9">
            <text:p>313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64X2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6" table:style-name="ce9">
            <text:p>313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64X2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7" table:style-name="ce9">
            <text:p>31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F64X4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8" table:style-name="ce9">
            <text:p>31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EXTRACTPS r32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139" table:style-name="ce9">
            <text:p>31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EXTRACTPS [m32], x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3^</text:p>
          </table:table-cell>
          <table:table-cell office:value-type="string" table:style-name="ce14">
            <text:p>P237 P4 P5</text:p>
          </table:table-cell>
          <table:table-cell table:number-columns-repeated="16375"/>
        </table:table-row>
        <table:table-row table:style-name="ro1">
          <table:table-cell office:value-type="float" office:value="3140" table:style-name="ce9">
            <text:p>31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F32X4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1" table:style-name="ce9">
            <text:p>31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32X4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2" table:style-name="ce9">
            <text:p>31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F32X4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3" table:style-name="ce9">
            <text:p>31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32X4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4" table:style-name="ce9">
            <text:p>314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32X8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5" table:style-name="ce9">
            <text:p>314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32X8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6" table:style-name="ce9">
            <text:p>314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F64X2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7" table:style-name="ce9">
            <text:p>314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64X2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8" table:style-name="ce9">
            <text:p>314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F64X2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9" table:style-name="ce9">
            <text:p>314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64X2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0" table:style-name="ce9">
            <text:p>31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64X4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51" table:style-name="ce9">
            <text:p>31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64X4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2" table:style-name="ce9">
            <text:p>31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INSERTPS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53" table:style-name="ce9">
            <text:p>31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INSERTPS xmm, xmm, [m32], i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4" table:style-name="ce9">
            <text:p>31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F32X4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5" table:style-name="ce9">
            <text:p>31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32X4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6" table:style-name="ce9">
            <text:p>31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F32X4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57" table:style-name="ce9">
            <text:p>31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32X4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58" table:style-name="ce9">
            <text:p>315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32X8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9" table:style-name="ce9">
            <text:p>315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32X8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0" table:style-name="ce9">
            <text:p>316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F64X2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1" table:style-name="ce9">
            <text:p>316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64X2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2" table:style-name="ce9">
            <text:p>316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F64X2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3" table:style-name="ce9">
            <text:p>316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64X2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4" table:style-name="ce9">
            <text:p>31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64X4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5" table:style-name="ce9">
            <text:p>31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64X4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6" table:style-name="ce9">
            <text:p>31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7" table:style-name="ce9">
            <text:p>31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8" table:style-name="ce9">
            <text:p>31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L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9" table:style-name="ce9">
            <text:p>31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70" table:style-name="ce9">
            <text:p>317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1" table:style-name="ce9">
            <text:p>31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H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2" table:style-name="ce9">
            <text:p>31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3" table:style-name="ce9">
            <text:p>31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4" table:style-name="ce9">
            <text:p>31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L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5" table:style-name="ce9">
            <text:p>31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6" table:style-name="ce9">
            <text:p>31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7" table:style-name="ce9">
            <text:p>31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H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8" table:style-name="ce9">
            <text:p>31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S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9" table:style-name="ce9">
            <text:p>31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S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0" table:style-name="ce9">
            <text:p>31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PS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1" table:style-name="ce9">
            <text:p>31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2" table:style-name="ce9">
            <text:p>31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D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3" table:style-name="ce9">
            <text:p>31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PD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4" table:style-name="ce9">
            <text:p>31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F32X4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5" table:style-name="ce9">
            <text:p>31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F32X4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6" table:style-name="ce9">
            <text:p>31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F64X2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7" table:style-name="ce9">
            <text:p>31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F64X2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8" table:style-name="ce9">
            <text:p>31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9" table:style-name="ce9">
            <text:p>31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0" table:style-name="ce9">
            <text:p>31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1" table:style-name="ce9">
            <text:p>31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2" table:style-name="ce9">
            <text:p>31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D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3" table:style-name="ce9">
            <text:p>31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D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4" table:style-name="ce9">
            <text:p>31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5" table:style-name="ce9">
            <text:p>31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6" table:style-name="ce9">
            <text:p>31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7" table:style-name="ce9">
            <text:p>31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8" table:style-name="ce9">
            <text:p>31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9" table:style-name="ce9">
            <text:p>31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S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0" table:style-name="ce9">
            <text:p>32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S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1" table:style-name="ce9">
            <text:p>32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2" table:style-name="ce9">
            <text:p>32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3" table:style-name="ce9">
            <text:p>32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S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4" table:style-name="ce9">
            <text:p>32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5" table:style-name="ce9">
            <text:p>32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6" table:style-name="ce9">
            <text:p>320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7" table:style-name="ce9">
            <text:p>32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8" table:style-name="ce9">
            <text:p>320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9" table:style-name="ce9">
            <text:p>32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0" table:style-name="ce9">
            <text:p>32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1" table:style-name="ce9">
            <text:p>32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2" table:style-name="ce9">
            <text:p>32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3" table:style-name="ce9">
            <text:p>32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4" table:style-name="ce9">
            <text:p>32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5" table:style-name="ce9">
            <text:p>32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6" table:style-name="ce9">
            <text:p>32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7" table:style-name="ce9">
            <text:p>32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34" table:style-name="ce9">
            <text:p>323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S x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35" table:style-name="ce9">
            <text:p>32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S ymm {k}, [ym32] + KMOVW</text:p>
          </table:table-cell>
          <table:table-cell office:value-type="float" office:value="21" table:style-name="ce12">
            <text:p>21</text:p>
          </table:table-cell>
          <table:table-cell office:value-type="float" office:value="5.17" table:style-name="ce4">
            <text:p>5.17</text:p>
          </table:table-cell>
          <table:table-cell office:value-type="float" office:value="27" table:style-name="ce16">
            <text:p>2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36" table:style-name="ce9">
            <text:p>32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DPS zmm {k}, [zm32] + KMOVW</text:p>
          </table:table-cell>
          <table:table-cell office:value-type="float" office:value="25.2" table:style-name="ce12">
            <text:p>25.2</text:p>
          </table:table-cell>
          <table:table-cell office:value-type="float" office:value="9.33" table:style-name="ce4">
            <text:p>9.33</text:p>
          </table:table-cell>
          <table:table-cell office:value-type="float" office:value="30" table:style-name="ce16">
            <text:p>30</text:p>
          </table:table-cell>
          <table:table-cell office:value-type="float" office:value="9.75" table:style-name="ce21">
            <text:p>9.7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P5 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3237" table:style-name="ce9">
            <text:p>32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S xmm {k}, [xm64] + KMOVW</text:p>
          </table:table-cell>
          <table:table-cell office:value-type="float" office:value="17" table:style-name="ce12">
            <text:p>17</text:p>
          </table:table-cell>
          <table:table-cell office:value-type="float" office:value="2.17" table:style-name="ce4">
            <text:p>2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38" table:style-name="ce9">
            <text:p>32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S x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39" table:style-name="ce9">
            <text:p>32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QPS y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17" table:style-name="ce4">
            <text:p>5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40" table:style-name="ce9">
            <text:p>32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D xmm {k}, [xm32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1" table:style-name="ce9">
            <text:p>32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D y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25" table:style-name="ce4">
            <text:p>4.25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42" table:style-name="ce9">
            <text:p>32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DPD z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17" table:style-name="ce4">
            <text:p>5.17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43" table:style-name="ce9">
            <text:p>32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D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4" table:style-name="ce9">
            <text:p>32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D y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25" table:style-name="ce4">
            <text:p>4.25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45" table:style-name="ce9">
            <text:p>32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QPD z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46" table:style-name="ce9">
            <text:p>32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S [xm32] {k}, xmm + KMOVW</text:p>
          </table:table-cell>
          <table:table-cell office:value-type="string" table:style-name="ce12">
            <text:p>MEMOP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7" table:style-name="ce9">
            <text:p>32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S [ym32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8" table:style-name="ce9">
            <text:p>32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DPS [zm32] {k}, zmm + KMOVW</text:p>
          </table:table-cell>
          <table:table-cell office:value-type="string" table:style-name="ce12">
            <text:p>MEMOP</text:p>
          </table:table-cell>
          <table:table-cell office:value-type="float" office:value="17.170000000000002" table:style-name="ce4">
            <text:p>17.17</text:p>
          </table:table-cell>
          <table:table-cell office:value-type="float" office:value="11" table:style-name="ce16">
            <text:p>11</text:p>
          </table:table-cell>
          <table:table-cell office:value-type="float" office:value="16.75" table:style-name="ce21">
            <text:p>16.75</text:p>
          </table:table-cell>
          <table:table-cell office:value-type="float" office:value="36" table:style-name="ce7">
            <text:p>36</text:p>
          </table:table-cell>
          <table:table-cell office:value-type="string" table:style-name="ce14">
            <text:p>P0 16P23 16P4 <text:s/>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9" table:style-name="ce9">
            <text:p>32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S [xm64] {k}, xmm + KMOVW</text:p>
          </table:table-cell>
          <table:table-cell office:value-type="string" table:style-name="ce12">
            <text:p>MEMOP</text:p>
          </table:table-cell>
          <table:table-cell office:value-type="float" office:value="5.33" table:style-name="ce4">
            <text:p>5.33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0" table:style-name="ce9">
            <text:p>32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S [ym64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1" table:style-name="ce9">
            <text:p>32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QPS [zm64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52" table:style-name="ce9">
            <text:p>32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D [xm32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3" table:style-name="ce9">
            <text:p>32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D [xm32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4" table:style-name="ce9">
            <text:p>32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DPD [ym32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5" table:style-name="ce9">
            <text:p>32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D [xm64] {k}, xmm + KMOVW</text:p>
          </table:table-cell>
          <table:table-cell office:value-type="string" table:style-name="ce12">
            <text:p>MEMOP</text:p>
          </table:table-cell>
          <table:table-cell office:value-type="float" office:value="5.33" table:style-name="ce4">
            <text:p>5.33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6" table:style-name="ce9">
            <text:p>32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D [ym64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7" table:style-name="ce9">
            <text:p>32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QPD [zm64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8" table:style-name="ce9">
            <text:p>32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9" table:style-name="ce9">
            <text:p>325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6" table:style-name="ce4">
            <text:p>0.36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0" table:style-name="ce9">
            <text:p>326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1" table:style-name="ce9">
            <text:p>326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2" table:style-name="ce9">
            <text:p>32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3" table:style-name="ce9">
            <text:p>326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4" table:style-name="ce9">
            <text:p>326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5" table:style-name="ce9">
            <text:p>326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6" table:style-name="ce9">
            <text:p>326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U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67" table:style-name="ce9">
            <text:p>326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68" table:style-name="ce9">
            <text:p>326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69" table:style-name="ce9">
            <text:p>326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70" table:style-name="ce9">
            <text:p>32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1" table:style-name="ce9">
            <text:p>327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2" table:style-name="ce9">
            <text:p>327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73" table:style-name="ce9">
            <text:p>32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4" table:style-name="ce9">
            <text:p>327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5" table:style-name="ce9">
            <text:p>327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U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76" table:style-name="ce9">
            <text:p>32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77" table:style-name="ce9">
            <text:p>32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78" table:style-name="ce9">
            <text:p>32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DD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79" table:style-name="ce9">
            <text:p>32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80" table:style-name="ce9">
            <text:p>32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6" table:style-name="ce4">
            <text:p>0.36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81" table:style-name="ce9">
            <text:p>32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D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83" table:style-name="ce9">
            <text:p>328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5" table:style-name="ce9">
            <text:p>328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7" table:style-name="ce9">
            <text:p>328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9" table:style-name="ce9">
            <text:p>32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1" table:style-name="ce9">
            <text:p>329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3" table:style-name="ce9">
            <text:p>329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S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5" table:style-name="ce9">
            <text:p>329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7" table:style-name="ce9">
            <text:p>329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9" table:style-name="ce9">
            <text:p>329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US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1" table:style-name="ce9">
            <text:p>330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3" table:style-name="ce9">
            <text:p>330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5" table:style-name="ce9">
            <text:p>330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7" table:style-name="ce9">
            <text:p>330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9" table:style-name="ce9">
            <text:p>33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1" table:style-name="ce9">
            <text:p>331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S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3" table:style-name="ce9">
            <text:p>331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5" table:style-name="ce9">
            <text:p>331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7" table:style-name="ce9">
            <text:p>331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US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9" table:style-name="ce9">
            <text:p>33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1" table:style-name="ce9">
            <text:p>33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3" table:style-name="ce9">
            <text:p>33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UB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5" table:style-name="ce9">
            <text:p>33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Q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7" table:style-name="ce9">
            <text:p>33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Q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9" table:style-name="ce9">
            <text:p>33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UB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30" table:style-name="ce9">
            <text:p>333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L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1" table:style-name="ce9">
            <text:p>333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L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2" table:style-name="ce9">
            <text:p>333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L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3" table:style-name="ce9">
            <text:p>333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4" table:style-name="ce9">
            <text:p>333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5" table:style-name="ce9">
            <text:p>333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6" table:style-name="ce9">
            <text:p>333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U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7" table:style-name="ce9">
            <text:p>333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U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8" table:style-name="ce9">
            <text:p>33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U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9" table:style-name="ce9">
            <text:p>33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RS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0" table:style-name="ce9">
            <text:p>334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RS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1" table:style-name="ce9">
            <text:p>33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RS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2" table:style-name="ce9">
            <text:p>33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DQ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3" table:style-name="ce9">
            <text:p>33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DQ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4" table:style-name="ce9">
            <text:p>33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DQ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5" table:style-name="ce9">
            <text:p>33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UDQ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6" table:style-name="ce9">
            <text:p>33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UDQ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7" table:style-name="ce9">
            <text:p>33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UDQ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8" table:style-name="ce9">
            <text:p>33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LD xmm, xmm, xmm</text:p>
          </table:table-cell>
          <table:table-cell office:value-type="float" office:value="10" table:style-name="ce12">
            <text:p>10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0.66" table:style-name="ce20">
            <text:p>0.66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15</text:p>
          </table:table-cell>
          <table:table-cell office:value-type="string" table:style-name="ce15">
            <text:p>2P01/5?</text:p>
          </table:table-cell>
          <table:table-cell table:number-columns-repeated="16374"/>
        </table:table-row>
        <table:table-row table:style-name="ro1">
          <table:table-cell office:value-type="float" office:value="3349" table:style-name="ce9">
            <text:p>33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LD ymm, ymm, ymm</text:p>
          </table:table-cell>
          <table:table-cell office:value-type="float" office:value="10" table:style-name="ce12">
            <text:p>10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0.66" table:style-name="ce20">
            <text:p>0.66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15</text:p>
          </table:table-cell>
          <table:table-cell office:value-type="string" table:style-name="ce15">
            <text:p>2P01/5?</text:p>
          </table:table-cell>
          <table:table-cell table:number-columns-repeated="16374"/>
        </table:table-row>
        <table:table-row table:style-name="ro1">
          <table:table-cell office:value-type="float" office:value="3350" table:style-name="ce9">
            <text:p>33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LD zmm, zmm, zmm</text:p>
          </table:table-cell>
          <table:table-cell office:value-type="float" office:value="10.9" table:style-name="ce12">
            <text:p>10.9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51" table:style-name="ce9">
            <text:p>335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PMULLQ xmm, xmm, xmm</text:p>
          </table:table-cell>
          <table:table-cell office:value-type="float" office:value="15.1" table:style-name="ce12">
            <text:p>15.1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15</text:p>
          </table:table-cell>
          <table:table-cell office:value-type="string" table:style-name="ce15">
            <text:p>3P01/5?</text:p>
          </table:table-cell>
          <table:table-cell table:number-columns-repeated="16374"/>
        </table:table-row>
        <table:table-row table:style-name="ro1">
          <table:table-cell office:value-type="float" office:value="3352" table:style-name="ce9">
            <text:p>335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PMULLQ ymm, ymm, ymm</text:p>
          </table:table-cell>
          <table:table-cell office:value-type="float" office:value="15.1" table:style-name="ce12">
            <text:p>15.1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15</text:p>
          </table:table-cell>
          <table:table-cell office:value-type="string" table:style-name="ce15">
            <text:p>3P01/5?</text:p>
          </table:table-cell>
          <table:table-cell table:number-columns-repeated="16374"/>
        </table:table-row>
        <table:table-row table:style-name="ro1">
          <table:table-cell office:value-type="float" office:value="3353" table:style-name="ce9">
            <text:p>335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ULLQ zmm, zmm, zmm</text:p>
          </table:table-cell>
          <table:table-cell office:value-type="float" office:value="16.3" table:style-name="ce12">
            <text:p>16.3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.5" table:style-name="ce7">
            <text:p>1.5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54" table:style-name="ce9">
            <text:p>33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UBS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5" table:style-name="ce9">
            <text:p>335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UBS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6" table:style-name="ce9">
            <text:p>335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DDUBS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7" table:style-name="ce9">
            <text:p>33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WD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8" table:style-name="ce9">
            <text:p>33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WD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9" table:style-name="ce9">
            <text:p>33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DDWD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66" table:style-name="ce9">
            <text:p>336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67" table:style-name="ce9">
            <text:p>336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68" table:style-name="ce9">
            <text:p>336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69" table:style-name="ce9">
            <text:p>336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0" table:style-name="ce9">
            <text:p>33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1" table:style-name="ce9">
            <text:p>337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U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2" table:style-name="ce9">
            <text:p>337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3" table:style-name="ce9">
            <text:p>33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4" table:style-name="ce9">
            <text:p>33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5" table:style-name="ce9">
            <text:p>33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6" table:style-name="ce9">
            <text:p>337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7" table:style-name="ce9">
            <text:p>33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U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8" table:style-name="ce9">
            <text:p>33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S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9" table:style-name="ce9">
            <text:p>33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S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0" table:style-name="ce9">
            <text:p>33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S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81" table:style-name="ce9">
            <text:p>33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U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2" table:style-name="ce9">
            <text:p>33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U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3" table:style-name="ce9">
            <text:p>33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U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84" table:style-name="ce9">
            <text:p>33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S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5" table:style-name="ce9">
            <text:p>33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S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6" table:style-name="ce9">
            <text:p>33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S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7" table:style-name="ce9">
            <text:p>33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U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8" table:style-name="ce9">
            <text:p>33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U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9" table:style-name="ce9">
            <text:p>33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U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90" table:style-name="ce9">
            <text:p>339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1" table:style-name="ce9">
            <text:p>339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2" table:style-name="ce9">
            <text:p>339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3" table:style-name="ce9">
            <text:p>339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4" table:style-name="ce9">
            <text:p>339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5" table:style-name="ce9">
            <text:p>339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U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6" table:style-name="ce9">
            <text:p>339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7" table:style-name="ce9">
            <text:p>339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8" table:style-name="ce9">
            <text:p>339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9" table:style-name="ce9">
            <text:p>339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0" table:style-name="ce9">
            <text:p>340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1" table:style-name="ce9">
            <text:p>340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U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2" table:style-name="ce9">
            <text:p>34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S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3" table:style-name="ce9">
            <text:p>34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S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4" table:style-name="ce9">
            <text:p>340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S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5" table:style-name="ce9">
            <text:p>34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U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6" table:style-name="ce9">
            <text:p>340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U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7" table:style-name="ce9">
            <text:p>340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U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8" table:style-name="ce9">
            <text:p>34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S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09" table:style-name="ce9">
            <text:p>34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S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0" table:style-name="ce9">
            <text:p>34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S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1" table:style-name="ce9">
            <text:p>34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U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2" table:style-name="ce9">
            <text:p>34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U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3" table:style-name="ce9">
            <text:p>34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U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4" table:style-name="ce9">
            <text:p>341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B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5" table:style-name="ce9">
            <text:p>341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B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6" table:style-name="ce9">
            <text:p>341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B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7" table:style-name="ce9">
            <text:p>341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B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8" table:style-name="ce9">
            <text:p>341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B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9" table:style-name="ce9">
            <text:p>341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UB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0" table:style-name="ce9">
            <text:p>34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W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1" table:style-name="ce9">
            <text:p>342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W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2" table:style-name="ce9">
            <text:p>342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W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3" table:style-name="ce9">
            <text:p>34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W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4" table:style-name="ce9">
            <text:p>34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W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5" table:style-name="ce9">
            <text:p>342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UW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6" table:style-name="ce9">
            <text:p>34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7" table:style-name="ce9">
            <text:p>34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8" table:style-name="ce9">
            <text:p>34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9" table:style-name="ce9">
            <text:p>34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0" table:style-name="ce9">
            <text:p>34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1" table:style-name="ce9">
            <text:p>34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U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2" table:style-name="ce9">
            <text:p>34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Q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3" table:style-name="ce9">
            <text:p>34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Q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4" table:style-name="ce9">
            <text:p>34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Q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5" table:style-name="ce9">
            <text:p>34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Q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6" table:style-name="ce9">
            <text:p>34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Q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7" table:style-name="ce9">
            <text:p>34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UQ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8" table:style-name="ce9">
            <text:p>34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9" table:style-name="ce9">
            <text:p>34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0" table:style-name="ce9">
            <text:p>34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EQ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1" table:style-name="ce9">
            <text:p>344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2" table:style-name="ce9">
            <text:p>344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3" table:style-name="ce9">
            <text:p>344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EQ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4" table:style-name="ce9">
            <text:p>34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5" table:style-name="ce9">
            <text:p>34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6" table:style-name="ce9">
            <text:p>34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EQ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7" table:style-name="ce9">
            <text:p>34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8" table:style-name="ce9">
            <text:p>34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9" table:style-name="ce9">
            <text:p>34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EQ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0" table:style-name="ce9">
            <text:p>345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B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1" table:style-name="ce9">
            <text:p>34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B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2" table:style-name="ce9">
            <text:p>34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GTB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3" table:style-name="ce9">
            <text:p>345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W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4" table:style-name="ce9">
            <text:p>34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W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5" table:style-name="ce9">
            <text:p>345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GTW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6" table:style-name="ce9">
            <text:p>34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D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7" table:style-name="ce9">
            <text:p>34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D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8" table:style-name="ce9">
            <text:p>34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GTD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9" table:style-name="ce9">
            <text:p>34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Q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0" table:style-name="ce9">
            <text:p>34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Q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1" table:style-name="ce9">
            <text:p>34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GTQ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2" table:style-name="ce9">
            <text:p>34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3" table:style-name="ce9">
            <text:p>346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4" table:style-name="ce9">
            <text:p>34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M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5" table:style-name="ce9">
            <text:p>346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6" table:style-name="ce9">
            <text:p>346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7" table:style-name="ce9">
            <text:p>346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M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8" table:style-name="ce9">
            <text:p>34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9" table:style-name="ce9">
            <text:p>34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0" table:style-name="ce9">
            <text:p>34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M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1" table:style-name="ce9">
            <text:p>34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2" table:style-name="ce9">
            <text:p>34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3" table:style-name="ce9">
            <text:p>34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M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4" table:style-name="ce9">
            <text:p>347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5" table:style-name="ce9">
            <text:p>34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6" table:style-name="ce9">
            <text:p>347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NM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7" table:style-name="ce9">
            <text:p>347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8" table:style-name="ce9">
            <text:p>347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9" table:style-name="ce9">
            <text:p>347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NM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0" table:style-name="ce9">
            <text:p>34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1" table:style-name="ce9">
            <text:p>34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2" table:style-name="ce9">
            <text:p>34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NM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3" table:style-name="ce9">
            <text:p>34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4" table:style-name="ce9">
            <text:p>34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5" table:style-name="ce9">
            <text:p>34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NM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7" table:style-name="ce9">
            <text:p>34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89" table:style-name="ce9">
            <text:p>34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1" table:style-name="ce9">
            <text:p>34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493" table:style-name="ce9">
            <text:p>34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5" table:style-name="ce9">
            <text:p>34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7" table:style-name="ce9">
            <text:p>34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499" table:style-name="ce9">
            <text:p>34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1" table:style-name="ce9">
            <text:p>35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3" table:style-name="ce9">
            <text:p>35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N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05" table:style-name="ce9">
            <text:p>35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7" table:style-name="ce9">
            <text:p>35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9" table:style-name="ce9">
            <text:p>35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N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11" table:style-name="ce9">
            <text:p>35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3" table:style-name="ce9">
            <text:p>35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5" table:style-name="ce9">
            <text:p>35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OR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17" table:style-name="ce9">
            <text:p>35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9" table:style-name="ce9">
            <text:p>35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21" table:style-name="ce9">
            <text:p>35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OR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23" table:style-name="ce9">
            <text:p>35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5" table:style-name="ce9">
            <text:p>35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7" table:style-name="ce9">
            <text:p>352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XOR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9" table:style-name="ce9">
            <text:p>35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1" table:style-name="ce9">
            <text:p>35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3" table:style-name="ce9">
            <text:p>35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XOR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4" table:style-name="ce9">
            <text:p>353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5" table:style-name="ce9">
            <text:p>353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6" table:style-name="ce9">
            <text:p>353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7" table:style-name="ce9">
            <text:p>35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8" table:style-name="ce9">
            <text:p>35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9" table:style-name="ce9">
            <text:p>35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0" table:style-name="ce9">
            <text:p>35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1" table:style-name="ce9">
            <text:p>35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2" table:style-name="ce9">
            <text:p>35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3" table:style-name="ce9">
            <text:p>35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4" table:style-name="ce9">
            <text:p>35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5" table:style-name="ce9">
            <text:p>35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6" table:style-name="ce9">
            <text:p>35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7" table:style-name="ce9">
            <text:p>35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8" table:style-name="ce9">
            <text:p>35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9" table:style-name="ce9">
            <text:p>35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0" table:style-name="ce9">
            <text:p>35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D x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1" table:style-name="ce9">
            <text:p>35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D y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2" table:style-name="ce9">
            <text:p>355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S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3" table:style-name="ce9">
            <text:p>355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S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4" table:style-name="ce9">
            <text:p>355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S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5" table:style-name="ce9">
            <text:p>35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6" table:style-name="ce9">
            <text:p>35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7" table:style-name="ce9">
            <text:p>35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8" table:style-name="ce9">
            <text:p>35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9" table:style-name="ce9">
            <text:p>35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0" table:style-name="ce9">
            <text:p>35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1" table:style-name="ce9">
            <text:p>35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2" table:style-name="ce9">
            <text:p>35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3" table:style-name="ce9">
            <text:p>35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4" table:style-name="ce9">
            <text:p>35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5" table:style-name="ce9">
            <text:p>35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6" table:style-name="ce9">
            <text:p>35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7" table:style-name="ce9">
            <text:p>35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D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8" table:style-name="ce9">
            <text:p>35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D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9" table:style-name="ce9">
            <text:p>35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D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0" table:style-name="ce9">
            <text:p>35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US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1" table:style-name="ce9">
            <text:p>357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US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2" table:style-name="ce9">
            <text:p>357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US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3" table:style-name="ce9">
            <text:p>35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4" table:style-name="ce9">
            <text:p>35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5" table:style-name="ce9">
            <text:p>35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6" table:style-name="ce9">
            <text:p>35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7" table:style-name="ce9">
            <text:p>35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8" table:style-name="ce9">
            <text:p>35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9" table:style-name="ce9">
            <text:p>35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0" table:style-name="ce9">
            <text:p>35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1" table:style-name="ce9">
            <text:p>35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2" table:style-name="ce9">
            <text:p>35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3" table:style-name="ce9">
            <text:p>35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4" table:style-name="ce9">
            <text:p>35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5" table:style-name="ce9">
            <text:p>35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D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6" table:style-name="ce9">
            <text:p>35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D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7" table:style-name="ce9">
            <text:p>35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D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8" table:style-name="ce9">
            <text:p>358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OVSXB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89" table:style-name="ce9">
            <text:p>35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OVSXB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0" table:style-name="ce9">
            <text:p>359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SXBW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1" table:style-name="ce9">
            <text:p>35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2" table:style-name="ce9">
            <text:p>35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3" table:style-name="ce9">
            <text:p>35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B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4" table:style-name="ce9">
            <text:p>35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5" table:style-name="ce9">
            <text:p>35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6" table:style-name="ce9">
            <text:p>35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B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7" table:style-name="ce9">
            <text:p>35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8" table:style-name="ce9">
            <text:p>35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9" table:style-name="ce9">
            <text:p>35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W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0" table:style-name="ce9">
            <text:p>36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1" table:style-name="ce9">
            <text:p>36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2" table:style-name="ce9">
            <text:p>36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W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3" table:style-name="ce9">
            <text:p>36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D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4" table:style-name="ce9">
            <text:p>36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D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5" table:style-name="ce9">
            <text:p>36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DQ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6" table:style-name="ce9">
            <text:p>360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{EVEX} PMOVZXB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7" table:style-name="ce9">
            <text:p>360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{EVEX} PMOVZXB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8" table:style-name="ce9">
            <text:p>360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ZXBW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9" table:style-name="ce9">
            <text:p>36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0" table:style-name="ce9">
            <text:p>36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1" table:style-name="ce9">
            <text:p>36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B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2" table:style-name="ce9">
            <text:p>36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3" table:style-name="ce9">
            <text:p>36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4" table:style-name="ce9">
            <text:p>36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B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5" table:style-name="ce9">
            <text:p>36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6" table:style-name="ce9">
            <text:p>36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7" table:style-name="ce9">
            <text:p>36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W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8" table:style-name="ce9">
            <text:p>36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9" table:style-name="ce9">
            <text:p>36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0" table:style-name="ce9">
            <text:p>36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W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1" table:style-name="ce9">
            <text:p>36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D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2" table:style-name="ce9">
            <text:p>36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D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3" table:style-name="ce9">
            <text:p>36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DQ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4" table:style-name="ce9">
            <text:p>36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B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5" table:style-name="ce9">
            <text:p>362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B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6" table:style-name="ce9">
            <text:p>362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BSB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27" table:style-name="ce9">
            <text:p>362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W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8" table:style-name="ce9">
            <text:p>362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W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9" table:style-name="ce9">
            <text:p>362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BSW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0" table:style-name="ce9">
            <text:p>36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BSD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1" table:style-name="ce9">
            <text:p>36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BSD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2" table:style-name="ce9">
            <text:p>36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BSD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3" table:style-name="ce9">
            <text:p>36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ABSQ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4" table:style-name="ce9">
            <text:p>363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ABSQ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5" table:style-name="ce9">
            <text:p>36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BSQ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6" table:style-name="ce9">
            <text:p>363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ADBW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7" table:style-name="ce9">
            <text:p>363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ADBW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8" table:style-name="ce9">
            <text:p>36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ADBW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9" table:style-name="ce9">
            <text:p>36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DBPSADBW x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0" table:style-name="ce9">
            <text:p>364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DBPSADBW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1" table:style-name="ce9">
            <text:p>36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DBPSADBW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2" table:style-name="ce9">
            <text:p>364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LIGNR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3" table:style-name="ce9">
            <text:p>364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LIGNR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4" table:style-name="ce9">
            <text:p>364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LIGNR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5" table:style-name="ce9">
            <text:p>36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6" table:style-name="ce9">
            <text:p>36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D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7" table:style-name="ce9">
            <text:p>36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LIGND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8" table:style-name="ce9">
            <text:p>36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Q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9" table:style-name="ce9">
            <text:p>36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Q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50" table:style-name="ce9">
            <text:p>36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LIGNQ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51" table:style-name="ce9">
            <text:p>36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2" table:style-name="ce9">
            <text:p>365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3" table:style-name="ce9">
            <text:p>365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VG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54" table:style-name="ce9">
            <text:p>36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5" table:style-name="ce9">
            <text:p>365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6" table:style-name="ce9">
            <text:p>365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VG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7" table:style-name="ce9">
            <text:p>36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8" table:style-name="ce9">
            <text:p>36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9" table:style-name="ce9">
            <text:p>36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LENDM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0" table:style-name="ce9">
            <text:p>366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1" table:style-name="ce9">
            <text:p>366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2" table:style-name="ce9">
            <text:p>366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LENDM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3" table:style-name="ce9">
            <text:p>36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4" table:style-name="ce9">
            <text:p>36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5" table:style-name="ce9">
            <text:p>36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LENDM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6" table:style-name="ce9">
            <text:p>36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7" table:style-name="ce9">
            <text:p>36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8" table:style-name="ce9">
            <text:p>36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LENDM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9" table:style-name="ce9">
            <text:p>3669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D xmm, xmm</text:p>
          </table:table-cell>
          <table:table-cell office:value-type="float" office:value="11.8" table:style-name="ce12">
            <text:p>11.8</text:p>
          </table:table-cell>
          <table:table-cell office:value-type="float" office:value="7.08" table:style-name="ce4">
            <text:p>7.08</text:p>
          </table:table-cell>
          <table:table-cell office:value-type="float" office:value="22" table:style-name="ce13">
            <text:p>22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9P01 5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70" table:style-name="ce9">
            <text:p>3670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D ymm, ymm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10.08" table:style-name="ce4">
            <text:p>10.08</text:p>
          </table:table-cell>
          <table:table-cell office:value-type="float" office:value="37" table:style-name="ce13">
            <text:p>37</text:p>
          </table:table-cell>
          <table:table-cell office:value-type="float" office:value="9" table:style-name="ce21">
            <text:p>9</text:p>
          </table:table-cell>
          <table:table-cell office:value-type="float" office:value="19" table:style-name="ce20">
            <text:p>19</text:p>
          </table:table-cell>
          <table:table-cell office:value-type="string" table:style-name="ce14">
            <text:p>12P01 9P5</text:p>
          </table:table-cell>
          <table:table-cell office:value-type="string" table:style-name="ce15">
            <text:p>21 uops</text:p>
          </table:table-cell>
          <table:table-cell table:number-columns-repeated="16374"/>
        </table:table-row>
        <table:table-row table:style-name="ro1">
          <table:table-cell office:value-type="float" office:value="3671" table:style-name="ce9">
            <text:p>3671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CONFLICTD zmm, zmm</text:p>
          </table:table-cell>
          <table:table-cell office:value-type="float" office:value="26.7" table:style-name="ce12">
            <text:p>26.7</text:p>
          </table:table-cell>
          <table:table-cell office:value-type="float" office:value="19.920000000000002" table:style-name="ce4">
            <text:p>19.92</text:p>
          </table:table-cell>
          <table:table-cell office:value-type="float" office:value="67" table:style-name="ce13">
            <text:p>67</text:p>
          </table:table-cell>
          <table:table-cell office:value-type="float" office:value="17.5" table:style-name="ce21">
            <text:p>17.5</text:p>
          </table:table-cell>
          <table:table-cell office:value-type="float" office:value="35" table:style-name="ce7">
            <text:p>35</text:p>
          </table:table-cell>
          <table:table-cell office:value-type="string" table:style-name="ce14">
            <text:p>16P0 17P5 2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72" table:style-name="ce9">
            <text:p>367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Q xmm, x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3673" table:style-name="ce9">
            <text:p>3673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Q ymm, ymm</text:p>
          </table:table-cell>
          <table:table-cell office:value-type="float" office:value="12.9" table:style-name="ce12">
            <text:p>12.9</text:p>
          </table:table-cell>
          <table:table-cell office:value-type="float" office:value="7.08" table:style-name="ce4">
            <text:p>7.08</text:p>
          </table:table-cell>
          <table:table-cell office:value-type="float" office:value="22" table:style-name="ce13">
            <text:p>22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9P01 5P5</text:p>
          </table:table-cell>
          <table:table-cell table:number-columns-repeated="16375"/>
        </table:table-row>
        <table:table-row table:style-name="ro1">
          <table:table-cell office:value-type="float" office:value="3674" table:style-name="ce9">
            <text:p>3674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CONFLICTQ zmm, zmm</text:p>
          </table:table-cell>
          <table:table-cell office:value-type="float" office:value="17.399999999999999" table:style-name="ce12">
            <text:p>17.4</text:p>
          </table:table-cell>
          <table:table-cell office:value-type="float" office:value="11.58" table:style-name="ce4">
            <text:p>11.58</text:p>
          </table:table-cell>
          <table:table-cell office:value-type="float" office:value="37" table:style-name="ce13">
            <text:p>37</text:p>
          </table:table-cell>
          <table:table-cell office:value-type="float" office:value="10.5" table:style-name="ce21">
            <text:p>10.5</text:p>
          </table:table-cell>
          <table:table-cell office:value-type="float" office:value="21" table:style-name="ce7">
            <text:p>21</text:p>
          </table:table-cell>
          <table:table-cell office:value-type="string" table:style-name="ce14">
            <text:p>9P0 10P5 2P05</text:p>
          </table:table-cell>
          <table:table-cell table:number-columns-repeated="16375"/>
        </table:table-row>
        <table:table-row table:style-name="ro1">
          <table:table-cell office:value-type="float" office:value="3675" table:style-name="ce9">
            <text:p>36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6" table:style-name="ce9">
            <text:p>36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7" table:style-name="ce9">
            <text:p>36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D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8" table:style-name="ce9">
            <text:p>36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9" table:style-name="ce9">
            <text:p>36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0" table:style-name="ce9">
            <text:p>36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Q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1" table:style-name="ce9">
            <text:p>36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2" table:style-name="ce9">
            <text:p>36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3" table:style-name="ce9">
            <text:p>36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4" table:style-name="ce9">
            <text:p>36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5" table:style-name="ce9">
            <text:p>36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6" table:style-name="ce9">
            <text:p>36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Q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7" table:style-name="ce9">
            <text:p>36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8" table:style-name="ce9">
            <text:p>36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9" table:style-name="ce9">
            <text:p>36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D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0" table:style-name="ce9">
            <text:p>36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1" table:style-name="ce9">
            <text:p>36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2" table:style-name="ce9">
            <text:p>369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Q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3" table:style-name="ce9">
            <text:p>36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4" table:style-name="ce9">
            <text:p>36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5" table:style-name="ce9">
            <text:p>36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6" table:style-name="ce9">
            <text:p>36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7" table:style-name="ce9">
            <text:p>36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8" table:style-name="ce9">
            <text:p>36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Q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9" table:style-name="ce9">
            <text:p>3699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0" table:style-name="ce9">
            <text:p>3700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1" table:style-name="ce9">
            <text:p>3701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LZCNT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2" table:style-name="ce9">
            <text:p>370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3" table:style-name="ce9">
            <text:p>3703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4" table:style-name="ce9">
            <text:p>3704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LZCNT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8" table:style-name="ce9">
            <text:p>370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09" table:style-name="ce9">
            <text:p>37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0" table:style-name="ce9">
            <text:p>371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1" table:style-name="ce9">
            <text:p>37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2" table:style-name="ce9">
            <text:p>37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3" table:style-name="ce9">
            <text:p>37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4" table:style-name="ce9">
            <text:p>37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5" table:style-name="ce9">
            <text:p>37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6" table:style-name="ce9">
            <text:p>371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7" table:style-name="ce9">
            <text:p>371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18" table:style-name="ce9">
            <text:p>371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19" table:style-name="ce9">
            <text:p>371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0" table:style-name="ce9">
            <text:p>37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1" table:style-name="ce9">
            <text:p>37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2" table:style-name="ce9">
            <text:p>37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3" table:style-name="ce9">
            <text:p>37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4" table:style-name="ce9">
            <text:p>37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5" table:style-name="ce9">
            <text:p>37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6" table:style-name="ce9">
            <text:p>372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D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7" table:style-name="ce9">
            <text:p>372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D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8" table:style-name="ce9">
            <text:p>372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D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9" table:style-name="ce9">
            <text:p>372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0" table:style-name="ce9">
            <text:p>373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V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1" table:style-name="ce9">
            <text:p>373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V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2" table:style-name="ce9">
            <text:p>37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3" table:style-name="ce9">
            <text:p>37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4" table:style-name="ce9">
            <text:p>37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5" table:style-name="ce9">
            <text:p>37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6" table:style-name="ce9">
            <text:p>37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7" table:style-name="ce9">
            <text:p>37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8" table:style-name="ce9">
            <text:p>37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39" table:style-name="ce9">
            <text:p>37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0" table:style-name="ce9">
            <text:p>37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1" table:style-name="ce9">
            <text:p>37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2" table:style-name="ce9">
            <text:p>37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3" table:style-name="ce9">
            <text:p>37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4" table:style-name="ce9">
            <text:p>37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5" table:style-name="ce9">
            <text:p>37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6" table:style-name="ce9">
            <text:p>37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7" table:style-name="ce9">
            <text:p>374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48" table:style-name="ce9">
            <text:p>374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49" table:style-name="ce9">
            <text:p>374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0" table:style-name="ce9">
            <text:p>37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1" table:style-name="ce9">
            <text:p>37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2" table:style-name="ce9">
            <text:p>37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3" table:style-name="ce9">
            <text:p>37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4" table:style-name="ce9">
            <text:p>37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5" table:style-name="ce9">
            <text:p>37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6" table:style-name="ce9">
            <text:p>375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D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7" table:style-name="ce9">
            <text:p>37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D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8" table:style-name="ce9">
            <text:p>375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D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9" table:style-name="ce9">
            <text:p>375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0" table:style-name="ce9">
            <text:p>376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V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1" table:style-name="ce9">
            <text:p>376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V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2" table:style-name="ce9">
            <text:p>37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3" table:style-name="ce9">
            <text:p>37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4" table:style-name="ce9">
            <text:p>37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5" table:style-name="ce9">
            <text:p>37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6" table:style-name="ce9">
            <text:p>37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7" table:style-name="ce9">
            <text:p>37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8" table:style-name="ce9">
            <text:p>376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69" table:style-name="ce9">
            <text:p>376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0" table:style-name="ce9">
            <text:p>377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1" table:style-name="ce9">
            <text:p>37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2" table:style-name="ce9">
            <text:p>37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3" table:style-name="ce9">
            <text:p>37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4" table:style-name="ce9">
            <text:p>37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5" table:style-name="ce9">
            <text:p>37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6" table:style-name="ce9">
            <text:p>37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7" table:style-name="ce9">
            <text:p>377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78" table:style-name="ce9">
            <text:p>377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79" table:style-name="ce9">
            <text:p>377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0" table:style-name="ce9">
            <text:p>37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1" table:style-name="ce9">
            <text:p>37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2" table:style-name="ce9">
            <text:p>37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3" table:style-name="ce9">
            <text:p>37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4" table:style-name="ce9">
            <text:p>37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5" table:style-name="ce9">
            <text:p>37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6" table:style-name="ce9">
            <text:p>378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7" table:style-name="ce9">
            <text:p>37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V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8" table:style-name="ce9">
            <text:p>378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V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9" table:style-name="ce9">
            <text:p>37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0" table:style-name="ce9">
            <text:p>37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1" table:style-name="ce9">
            <text:p>37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2" table:style-name="ce9">
            <text:p>37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3" table:style-name="ce9">
            <text:p>37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4" table:style-name="ce9">
            <text:p>37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5" table:style-name="ce9">
            <text:p>37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6" table:style-name="ce9">
            <text:p>37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7" table:style-name="ce9">
            <text:p>37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8" table:style-name="ce9">
            <text:p>37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9" table:style-name="ce9">
            <text:p>37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0" table:style-name="ce9">
            <text:p>380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1" table:style-name="ce9">
            <text:p>38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2" table:style-name="ce9">
            <text:p>38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3" table:style-name="ce9">
            <text:p>38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4" table:style-name="ce9">
            <text:p>38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5" table:style-name="ce9">
            <text:p>38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6" table:style-name="ce9">
            <text:p>38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7" table:style-name="ce9">
            <text:p>38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8" table:style-name="ce9">
            <text:p>38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9" table:style-name="ce9">
            <text:p>38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0" table:style-name="ce9">
            <text:p>38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1" table:style-name="ce9">
            <text:p>38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2" table:style-name="ce9">
            <text:p>38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3" table:style-name="ce9">
            <text:p>38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4" table:style-name="ce9">
            <text:p>38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5" table:style-name="ce9">
            <text:p>38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6" table:style-name="ce9">
            <text:p>38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7" table:style-name="ce9">
            <text:p>38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8" table:style-name="ce9">
            <text:p>38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9" table:style-name="ce9">
            <text:p>38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0" table:style-name="ce9">
            <text:p>38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D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1" table:style-name="ce9">
            <text:p>38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RNLOGD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2" table:style-name="ce9">
            <text:p>38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Q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3" table:style-name="ce9">
            <text:p>38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Q ymm, ymm, ymm, imm8</text:p>
          </table:table-cell>
          <table:table-cell office:value-type="float" office:value="0.9" table:style-name="ce12">
            <text:p>0.9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4" table:style-name="ce9">
            <text:p>382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RNLOGQ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5" table:style-name="ce9">
            <text:p>38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6" table:style-name="ce9">
            <text:p>38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8" table:style-name="ce9">
            <text:p>38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9" table:style-name="ce9">
            <text:p>38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4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1" table:style-name="ce9">
            <text:p>38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2" table:style-name="ce9">
            <text:p>38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4" table:style-name="ce9">
            <text:p>38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x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5" table:style-name="ce9">
            <text:p>38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4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7" table:style-name="ce9">
            <text:p>38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39" table:style-name="ce9">
            <text:p>38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41" table:style-name="ce9">
            <text:p>38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43" table:style-name="ce9">
            <text:p>38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4" table:style-name="ce9">
            <text:p>38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5" table:style-name="ce9">
            <text:p>38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6" table:style-name="ce9">
            <text:p>38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7" table:style-name="ce9">
            <text:p>38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8" table:style-name="ce9">
            <text:p>38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52" table:style-name="ce9">
            <text:p>38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4" table:style-name="ce9">
            <text:p>38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6" table:style-name="ce9">
            <text:p>38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8" table:style-name="ce9">
            <text:p>38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59" table:style-name="ce9">
            <text:p>38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0" table:style-name="ce9">
            <text:p>38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1" table:style-name="ce9">
            <text:p>38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2" table:style-name="ce9">
            <text:p>38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3" table:style-name="ce9">
            <text:p>38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7" table:style-name="ce9">
            <text:p>38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69" table:style-name="ce9">
            <text:p>38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71" table:style-name="ce9">
            <text:p>38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73" table:style-name="ce9">
            <text:p>38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4" table:style-name="ce9">
            <text:p>38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5" table:style-name="ce9">
            <text:p>38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6" table:style-name="ce9">
            <text:p>38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7" table:style-name="ce9">
            <text:p>38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8" table:style-name="ce9">
            <text:p>38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1" table:style-name="ce9">
            <text:p>38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3" table:style-name="ce9">
            <text:p>38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5" table:style-name="ce9">
            <text:p>38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7" table:style-name="ce9">
            <text:p>38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8" table:style-name="ce9">
            <text:p>38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9" table:style-name="ce9">
            <text:p>38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0" table:style-name="ce9">
            <text:p>39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1" table:style-name="ce9">
            <text:p>39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2" table:style-name="ce9">
            <text:p>39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15" table:style-name="ce9">
            <text:p>39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17" table:style-name="ce9">
            <text:p>39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19" table:style-name="ce9">
            <text:p>391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21" table:style-name="ce9">
            <text:p>39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2" table:style-name="ce9">
            <text:p>39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3" table:style-name="ce9">
            <text:p>39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4" table:style-name="ce9">
            <text:p>39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5" table:style-name="ce9">
            <text:p>39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6" table:style-name="ce9">
            <text:p>39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39" table:style-name="ce9">
            <text:p>39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1" table:style-name="ce9">
            <text:p>39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3" table:style-name="ce9">
            <text:p>39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5" table:style-name="ce9">
            <text:p>39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6" table:style-name="ce9">
            <text:p>39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7" table:style-name="ce9">
            <text:p>39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8" table:style-name="ce9">
            <text:p>39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9" table:style-name="ce9">
            <text:p>39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50" table:style-name="ce9">
            <text:p>39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63" table:style-name="ce9">
            <text:p>39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A xmm, [m128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6" table:style-name="ce16">
            <text:p>6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4" table:style-name="ce9">
            <text:p>39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A ymm, [m256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5" table:style-name="ce9">
            <text:p>39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DQA zmm, [m512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6" table:style-name="ce9">
            <text:p>39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 [m128], xmm</text:p>
          </table:table-cell>
          <table:table-cell office:value-type="string" table:style-name="ce12">
            <text:p>MEMOP</text:p>
          </table:table-cell>
          <table:table-cell office:value-type="float" office:value="8.58" table:style-name="ce4">
            <text:p>8.5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7" table:style-name="ce9">
            <text:p>39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 [m256], ymm</text:p>
          </table:table-cell>
          <table:table-cell office:value-type="string" table:style-name="ce12">
            <text:p>MEMOP</text:p>
          </table:table-cell>
          <table:table-cell office:value-type="float" office:value="21.25" table:style-name="ce4">
            <text:p>21.2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8" table:style-name="ce9">
            <text:p>39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DQ [m512], zmm</text:p>
          </table:table-cell>
          <table:table-cell office:value-type="string" table:style-name="ce12">
            <text:p>MEMOP</text:p>
          </table:table-cell>
          <table:table-cell office:value-type="float" office:value="8.17" table:style-name="ce4">
            <text:p>8.1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72" table:style-name="ce9">
            <text:p>397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B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3" table:style-name="ce9">
            <text:p>39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B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4" table:style-name="ce9">
            <text:p>39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B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5" table:style-name="ce9">
            <text:p>39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6" table:style-name="ce9">
            <text:p>397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7" table:style-name="ce9">
            <text:p>39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W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8" table:style-name="ce9">
            <text:p>397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D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9" table:style-name="ce9">
            <text:p>39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D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0" table:style-name="ce9">
            <text:p>398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D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1" table:style-name="ce9">
            <text:p>39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Q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2" table:style-name="ce9">
            <text:p>398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Q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3" table:style-name="ce9">
            <text:p>39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Q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4" table:style-name="ce9">
            <text:p>398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B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5" table:style-name="ce9">
            <text:p>398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B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6" table:style-name="ce9">
            <text:p>398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M2B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7" table:style-name="ce9">
            <text:p>39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W xmm, k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8" table:style-name="ce9">
            <text:p>398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W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9" table:style-name="ce9">
            <text:p>398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M2W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0" table:style-name="ce9">
            <text:p>399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D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1" table:style-name="ce9">
            <text:p>399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D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2" table:style-name="ce9">
            <text:p>399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M2D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3" table:style-name="ce9">
            <text:p>399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Q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4" table:style-name="ce9">
            <text:p>399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Q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5" table:style-name="ce9">
            <text:p>399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M2Q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08" table:style-name="ce9">
            <text:p>400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B x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09" table:style-name="ce9">
            <text:p>40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B y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0" table:style-name="ce9">
            <text:p>401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B z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1" table:style-name="ce9">
            <text:p>401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W x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2" table:style-name="ce9">
            <text:p>401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W y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3" table:style-name="ce9">
            <text:p>401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W z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4" table:style-name="ce9">
            <text:p>40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D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5" table:style-name="ce9">
            <text:p>40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D y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6" table:style-name="ce9">
            <text:p>401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D z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7" table:style-name="ce9">
            <text:p>40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Q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8" table:style-name="ce9">
            <text:p>40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Q y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9" table:style-name="ce9">
            <text:p>401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Q z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0" table:style-name="ce9">
            <text:p>40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B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1" table:style-name="ce9">
            <text:p>402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B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2" table:style-name="ce9">
            <text:p>402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B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3" table:style-name="ce9">
            <text:p>40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4" table:style-name="ce9">
            <text:p>40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5" table:style-name="ce9">
            <text:p>402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W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6" table:style-name="ce9">
            <text:p>40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7" table:style-name="ce9">
            <text:p>40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8" table:style-name="ce9">
            <text:p>40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9" table:style-name="ce9">
            <text:p>40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0" table:style-name="ce9">
            <text:p>40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1" table:style-name="ce9">
            <text:p>40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2" table:style-name="ce9">
            <text:p>403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32X2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3" table:style-name="ce9">
            <text:p>403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32X2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4" table:style-name="ce9">
            <text:p>403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32X2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5" table:style-name="ce9">
            <text:p>40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ROADCASTI32X4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6" table:style-name="ce9">
            <text:p>40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I32X4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7" table:style-name="ce9">
            <text:p>403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32X8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8" table:style-name="ce9">
            <text:p>403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64X2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39" table:style-name="ce9">
            <text:p>403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64X2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0" table:style-name="ce9">
            <text:p>40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I64X4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1" table:style-name="ce9">
            <text:p>4041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B2Q x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2" table:style-name="ce9">
            <text:p>404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B2Q y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3" table:style-name="ce9">
            <text:p>4043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BROADCASTMB2Q z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4" table:style-name="ce9">
            <text:p>4044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W2D x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5" table:style-name="ce9">
            <text:p>4045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W2D y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6" table:style-name="ce9">
            <text:p>4046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BROADCASTMW2D z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7" table:style-name="ce9">
            <text:p>404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EXTRB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8" table:style-name="ce9">
            <text:p>404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EXTRW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9" table:style-name="ce9">
            <text:p>404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EXTRD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0" table:style-name="ce9">
            <text:p>405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EXTRQ r64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1" table:style-name="ce9">
            <text:p>405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INSRB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2" table:style-name="ce9">
            <text:p>40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INSRW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3" table:style-name="ce9">
            <text:p>405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INSRD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4" table:style-name="ce9">
            <text:p>405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INSRQ xmm, xmm, r64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9" table:style-name="ce9">
            <text:p>40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I32X4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0" table:style-name="ce9">
            <text:p>40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32X4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1" table:style-name="ce9">
            <text:p>40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I32X4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2" table:style-name="ce9">
            <text:p>40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32X4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3" table:style-name="ce9">
            <text:p>406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32X8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4" table:style-name="ce9">
            <text:p>406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32X8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5" table:style-name="ce9">
            <text:p>406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I64X2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6" table:style-name="ce9">
            <text:p>406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64X2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7" table:style-name="ce9">
            <text:p>406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I64X2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8" table:style-name="ce9">
            <text:p>406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64X2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9" table:style-name="ce9">
            <text:p>40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64X4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0" table:style-name="ce9">
            <text:p>40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64X4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1" table:style-name="ce9">
            <text:p>40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I32X4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2" table:style-name="ce9">
            <text:p>40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32X4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3" table:style-name="ce9">
            <text:p>40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I32X4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4" table:style-name="ce9">
            <text:p>40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32X4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5" table:style-name="ce9">
            <text:p>40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32X8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6" table:style-name="ce9">
            <text:p>407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32X8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7" table:style-name="ce9">
            <text:p>407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I64X2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8" table:style-name="ce9">
            <text:p>407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64X2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9" table:style-name="ce9">
            <text:p>40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I64X2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0" table:style-name="ce9">
            <text:p>408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64X2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1" table:style-name="ce9">
            <text:p>40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64X4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2" table:style-name="ce9">
            <text:p>40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64X4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3" table:style-name="ce9">
            <text:p>408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W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4" table:style-name="ce9">
            <text:p>408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W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5" table:style-name="ce9">
            <text:p>408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SSW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6" table:style-name="ce9">
            <text:p>408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W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7" table:style-name="ce9">
            <text:p>40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W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8" table:style-name="ce9">
            <text:p>408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USW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9" table:style-name="ce9">
            <text:p>40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90" table:style-name="ce9">
            <text:p>409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1" table:style-name="ce9">
            <text:p>409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SS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2" table:style-name="ce9">
            <text:p>409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3" table:style-name="ce9">
            <text:p>409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4" table:style-name="ce9">
            <text:p>409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US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5" table:style-name="ce9">
            <text:p>409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B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6" table:style-name="ce9">
            <text:p>409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B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7" table:style-name="ce9">
            <text:p>409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LB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8" table:style-name="ce9">
            <text:p>409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B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9" table:style-name="ce9">
            <text:p>409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B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0" table:style-name="ce9">
            <text:p>410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HB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1" table:style-name="ce9">
            <text:p>410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W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2" table:style-name="ce9">
            <text:p>410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W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3" table:style-name="ce9">
            <text:p>410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LW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4" table:style-name="ce9">
            <text:p>410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W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5" table:style-name="ce9">
            <text:p>410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W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6" table:style-name="ce9">
            <text:p>410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HW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7" table:style-name="ce9">
            <text:p>41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8" table:style-name="ce9">
            <text:p>41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9" table:style-name="ce9">
            <text:p>41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L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0" table:style-name="ce9">
            <text:p>41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1" table:style-name="ce9">
            <text:p>41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2" table:style-name="ce9">
            <text:p>41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H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3" table:style-name="ce9">
            <text:p>41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Q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4" table:style-name="ce9">
            <text:p>41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Q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5" table:style-name="ce9">
            <text:p>41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LQ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6" table:style-name="ce9">
            <text:p>41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Q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7" table:style-name="ce9">
            <text:p>41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Q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8" table:style-name="ce9">
            <text:p>41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HQ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9" table:style-name="ce9">
            <text:p>411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0" table:style-name="ce9">
            <text:p>41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1" table:style-name="ce9">
            <text:p>412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2" table:style-name="ce9">
            <text:p>412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3" table:style-name="ce9">
            <text:p>41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4" table:style-name="ce9">
            <text:p>412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5" table:style-name="ce9">
            <text:p>412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H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6" table:style-name="ce9">
            <text:p>412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H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7" table:style-name="ce9">
            <text:p>412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H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8" table:style-name="ce9">
            <text:p>41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HUF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9" table:style-name="ce9">
            <text:p>41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HUF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0" table:style-name="ce9">
            <text:p>41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HUF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1" table:style-name="ce9">
            <text:p>41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I32X4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2" table:style-name="ce9">
            <text:p>41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I32X4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3" table:style-name="ce9">
            <text:p>41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I64X2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4" table:style-name="ce9">
            <text:p>41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I64X2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8" table:style-name="ce9">
            <text:p>41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W xmm, xmm, x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39" table:style-name="ce9">
            <text:p>41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W ymm, ymm, y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40" table:style-name="ce9">
            <text:p>41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W zmm,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41" table:style-name="ce9">
            <text:p>41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2" table:style-name="ce9">
            <text:p>41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3" table:style-name="ce9">
            <text:p>41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4" table:style-name="ce9">
            <text:p>41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5" table:style-name="ce9">
            <text:p>41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Q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6" table:style-name="ce9">
            <text:p>41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Q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0" table:style-name="ce9">
            <text:p>415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I2W xmm, xmm, x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1" table:style-name="ce9">
            <text:p>41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I2W ymm, ymm, y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2" table:style-name="ce9">
            <text:p>41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I2W zmm, zmm, z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3" table:style-name="ce9">
            <text:p>41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4" table:style-name="ce9">
            <text:p>41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5" table:style-name="ce9">
            <text:p>41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6" table:style-name="ce9">
            <text:p>41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7" table:style-name="ce9">
            <text:p>41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8" table:style-name="ce9">
            <text:p>41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62" table:style-name="ce9">
            <text:p>41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T2W xmm, xmm, x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63" table:style-name="ce9">
            <text:p>416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T2W ymm, ymm, y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4" table:style-name="ce9">
            <text:p>41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T2W zmm, zmm, z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5" table:style-name="ce9">
            <text:p>41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6" table:style-name="ce9">
            <text:p>41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7" table:style-name="ce9">
            <text:p>41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8" table:style-name="ce9">
            <text:p>41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9" table:style-name="ce9">
            <text:p>41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0" table:style-name="ce9">
            <text:p>41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1" table:style-name="ce9">
            <text:p>41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D x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172" table:style-name="ce9">
            <text:p>41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D y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7" table:style-name="ce16">
            <text:p>2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73" table:style-name="ce9">
            <text:p>41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DD zmm {k}, [zm32] + KMOVW</text:p>
          </table:table-cell>
          <table:table-cell office:value-type="float" office:value="25.2" table:style-name="ce12">
            <text:p>25.2</text:p>
          </table:table-cell>
          <table:table-cell office:value-type="float" office:value="9.33" table:style-name="ce4">
            <text:p>9.33</text:p>
          </table:table-cell>
          <table:table-cell office:value-type="float" office:value="30" table:style-name="ce16">
            <text:p>30</text:p>
          </table:table-cell>
          <table:table-cell office:value-type="float" office:value="9.75" table:style-name="ce21">
            <text:p>9.7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2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4174" table:style-name="ce9">
            <text:p>41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D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08" table:style-name="ce4">
            <text:p>2.08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75" table:style-name="ce9">
            <text:p>41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D x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76" table:style-name="ce9">
            <text:p>41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QD y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2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4177" table:style-name="ce9">
            <text:p>41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Q xmm {k}, [xm32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8" table:style-name="ce9">
            <text:p>41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Q y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79" table:style-name="ce9">
            <text:p>41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DQ z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80" table:style-name="ce9">
            <text:p>41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Q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33" table:style-name="ce4">
            <text:p>2.33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1" table:style-name="ce9">
            <text:p>41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Q y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82" table:style-name="ce9">
            <text:p>41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QQ z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" table:style-name="ce4">
            <text:p>5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83" table:style-name="ce9">
            <text:p>41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D [xm32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4" table:style-name="ce9">
            <text:p>41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D [ym32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5" table:style-name="ce9">
            <text:p>41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DD [zm32] {k}, zmm + KMOVW</text:p>
          </table:table-cell>
          <table:table-cell office:value-type="string" table:style-name="ce12">
            <text:p>MEMOP</text:p>
          </table:table-cell>
          <table:table-cell office:value-type="float" office:value="16.829999999999998" table:style-name="ce4">
            <text:p>16.83</text:p>
          </table:table-cell>
          <table:table-cell office:value-type="float" office:value="12" table:style-name="ce16">
            <text:p>12</text:p>
          </table:table-cell>
          <table:table-cell office:value-type="float" office:value="16.75" table:style-name="ce21">
            <text:p>16.75</text:p>
          </table:table-cell>
          <table:table-cell office:value-type="float" office:value="36" table:style-name="ce7">
            <text:p>36</text:p>
          </table:table-cell>
          <table:table-cell office:value-type="string" table:style-name="ce14">
            <text:p>P0 16P23 16P4 <text:s/>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6" table:style-name="ce9">
            <text:p>41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D [xm64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7" table:style-name="ce9">
            <text:p>41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D [ym64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8" table:style-name="ce9">
            <text:p>418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QD [zm64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189" table:style-name="ce9">
            <text:p>41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Q [xm32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0" table:style-name="ce9">
            <text:p>41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Q [xm32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1" table:style-name="ce9">
            <text:p>41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DQ [ym32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2" table:style-name="ce9">
            <text:p>41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Q [xm64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3" table:style-name="ce9">
            <text:p>41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Q [ym64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4" table:style-name="ce9">
            <text:p>41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QQ [zm64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number-rows-repeated="1047104" table:style-name="ro1">
          <table:table-cell table:number-columns-repeated="16384"/>
        </table:table-row>
      </table:table>
      <table:table table:name="Sources,_Notations,_Remarks" table:style-name="ta1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number-columns-spanned="9" table:number-rows-spanned="1" table:style-name="ce26">
            <text:p>Sources: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7">
            <text:p>Intel® Xeon® Scalable Processor Instruction Throughput and Latency 1.1 (336289-002.pdf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5">
            <text:p><text:a xlink:href="https://software.intel.com/sites/default/files/managed/ad/dc/Intel-Xeon-Scalable-Processor-throughput-latency.pdf">https://software.intel.com/sites/default/files/managed/ad/dc/Intel-Xeon-Scalable-Processor-throughput-latency.pdf</text:a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9">
            <text:p>Intel® Architecture Code Analyzer 2,3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3">
            <text:p><text:a xlink:href="https://software.intel.com/en-us/articles/intel-architecture-code-analyzer">https://software.intel.com/en-us/articles/intel-architecture-code-analyzer</text:a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3" table:style-name="ce31">
            <text:p>Skylake-X behaves differently, if zmm operands are in use or not: (Size of scope is currently unknown)</text:p>
            <text:p>- if zmms are absent, port1 is usable, P0/1 P1/5, P01/5 mean the usual P01 P15 P015</text:p>
            <text:p>- if zmms are present, port1 is mostly unusable, P0/1 P1/5, P01/5 mean P0 P5 P05</text:p>
          </table:table-cell>
          <table:covered-table-cell table:number-columns-repeated="8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red colored cells mean problems with Intel's data, mostly significant inconsistency with the measured dat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1">
            <text:p>Used System: Intel Core i9-7900X CPUID 50654, Windows 10, ASUS PrimeX299-A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vatkoz_225_s" style:display-name="Hivatkozás" style:family="table-cell" style:data-style-name="N0">
      <style:text-properties fo:color="#0000FF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Balala</dc:creator>
    <meta:creation-date>2017-09-14T07:28:15Z</meta:creation-date>
    <dc:date>2017-09-18T14:01:03Z</dc:date>
  </office:meta>
</office:document-meta>
</file>